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1.6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49in" svg:x="11.5594in" svg:y="1.9661in">
            <draw:object draw:notify-on-update-of-ranges="Sheet1.M2:Sheet1.M9 Sheet1.N2:Sheet1.N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3205in" svg:y="6.2929in">
            <draw:object draw:notify-on-update-of-ranges="Sheet1.M2:Sheet1.M9 Sheet1.P1:Sheet1.P1 Sheet1.P2:Sheet1.P9 Sheet1.Q1:Sheet1.Q1 Sheet1.Q2:Sheet1.Q9 Sheet1.R1:Sheet1.R1 Sheet1.R2:Sheet1.R9 Sheet1.S1:Sheet1.S1 Sheet1.S2:Sheet1.S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53in" svg:x="19.0602in" svg:y="2.1752in">
            <draw:object draw:notify-on-update-of-ranges="Sheet1.M2:Sheet1.M9 Sheet1.P1:Sheet1.P1 Sheet1.U2:Sheet1.U9 Sheet1.Q1:Sheet1.Q1 Sheet1.V2:Sheet1.V9 Sheet1.R1:Sheet1.R1 Sheet1.W2:Sheet1.W9 Sheet1.S1:Sheet1.S1 Sheet1.X2:Sheet1.X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3.1382in" svg:y="6.3764in">
            <draw:object draw:notify-on-update-of-ranges="Sheet1.M2:Sheet1.M9 Sheet1.P1:Sheet1.P1 Sheet1.Z2:Sheet1.Z9 Sheet1.Q1:Sheet1.Q1 Sheet1.AA2:Sheet1.AA9 Sheet1.R1:Sheet1.R1 Sheet1.AB2:Sheet1.AB9 Sheet1.S1:Sheet1.S1 Sheet1.AC2:Sheet1.AC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sland 1</text:p>
          </table:table-cell>
          <table:table-cell table:number-columns-repeated="12"/>
          <table:table-cell office:value-type="string" calcext:value-type="string">
            <text:p>Island 1-8 Avg performance</text:p>
          </table:table-cell>
          <table:table-cell/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1"/>
          <table:table-cell office:value-type="string" calcext:value-type="string">
            <text:p>1xA7</text:p>
          </table:table-cell>
          <table:table-cell table:formula="of:=[.D4]" office:value-type="float" office:value="36.7032258064516" calcext:value-type="float">
            <text:p>36.7032258065</text:p>
          </table:table-cell>
          <table:table-cell/>
          <table:table-cell table:formula="of:=[.C8]" office:value-type="float" office:value="0.113866432337" calcext:value-type="float">
            <text:p>0.1138664323</text:p>
          </table:table-cell>
          <table:table-cell table:formula="of:=[.F8]" office:value-type="float" office:value="0.277103690685" calcext:value-type="float">
            <text:p>0.2771036907</text:p>
          </table:table-cell>
          <table:table-cell table:formula="of:=[.I8]" office:value-type="float" office:value="0.0795272407733" calcext:value-type="float">
            <text:p>0.0795272408</text:p>
          </table:table-cell>
          <table:table-cell table:formula="of:=[.L8]" office:value-type="float" office:value="0.0436285881664" calcext:value-type="float">
            <text:p>0.0436285882</text:p>
          </table:table-cell>
          <table:table-cell/>
          <table:table-cell table:formula="of:=[.$N2]*[.P2]" office:value-type="float" office:value="4.17926537783996" calcext:value-type="float">
            <text:p>4.1792653778</text:p>
          </table:table-cell>
          <table:table-cell table:formula="of:=[.$N2]*[.Q2]" office:value-type="float" office:value="10.1705993310127" calcext:value-type="float">
            <text:p>10.170599331</text:p>
          </table:table-cell>
          <table:table-cell table:formula="of:=[.$N2]*[.R2]" office:value-type="float" office:value="2.91890627586648" calcext:value-type="float">
            <text:p>2.9189062759</text:p>
          </table:table-cell>
          <table:table-cell table:formula="of:=[.$N2]*[.S2]" office:value-type="float" office:value="1.60130992308806" calcext:value-type="float">
            <text:p>1.6013099231</text:p>
          </table:table-cell>
          <table:table-cell/>
          <table:table-cell table:formula="of:=[.$N2]*[.U2]" office:value-type="float" office:value="153.392520867945" calcext:value-type="float">
            <text:p>153.3925208679</text:p>
          </table:table-cell>
          <table:table-cell table:formula="of:=[.$N2]*[.V2]" office:value-type="float" office:value="373.293803833104" calcext:value-type="float">
            <text:p>373.2938038331</text:p>
          </table:table-cell>
          <table:table-cell table:formula="of:=[.$N2]*[.W2]" office:value-type="float" office:value="107.133276150996" calcext:value-type="float">
            <text:p>107.133276151</text:p>
          </table:table-cell>
          <table:table-cell table:formula="of:=[.$N2]*[.X2]" office:value-type="float" office:value="58.7732396932128" calcext:value-type="float">
            <text:p>58.7732396932</text:p>
          </table:table-cell>
        </table:table-row>
        <table:table-row table:style-name="ro1">
          <table:table-cell office:value-type="float" office:value="11378" calcext:value-type="float">
            <text:p>11378</text:p>
          </table:table-cell>
          <table:table-cell table:number-columns-repeated="11"/>
          <table:table-cell office:value-type="string" calcext:value-type="string">
            <text:p>2xA7</text:p>
          </table:table-cell>
          <table:table-cell table:formula="of:=[.D13]" office:value-type="float" office:value="15.5032258064516" calcext:value-type="float">
            <text:p>15.5032258065</text:p>
          </table:table-cell>
          <table:table-cell/>
          <table:table-cell table:formula="of:=[.C17]" office:value-type="float" office:value="0.114475728155" calcext:value-type="float">
            <text:p>0.1144757282</text:p>
          </table:table-cell>
          <table:table-cell table:formula="of:=[.F17]" office:value-type="float" office:value="0.44506518724" calcext:value-type="float">
            <text:p>0.4450651872</text:p>
          </table:table-cell>
          <table:table-cell table:formula="of:=[.I17]" office:value-type="float" office:value="0.0796310679612" calcext:value-type="float">
            <text:p>0.079631068</text:p>
          </table:table-cell>
          <table:table-cell table:formula="of:=[.L17]" office:value-type="float" office:value="0.0539528432732" calcext:value-type="float">
            <text:p>0.0539528433</text:p>
          </table:table-cell>
          <table:table-cell/>
          <table:table-cell table:formula="of:=[.$N3]*[.P3]" office:value-type="float" office:value="1.77474306294494" calcext:value-type="float">
            <text:p>1.7747430629</text:p>
          </table:table-cell>
          <table:table-cell table:formula="of:=[.$N3]*[.Q3]" office:value-type="float" office:value="6.89994609637239" calcext:value-type="float">
            <text:p>6.8999460964</text:p>
          </table:table-cell>
          <table:table-cell table:formula="of:=[.$N3]*[.R3]" office:value-type="float" office:value="1.23453842781138" calcext:value-type="float">
            <text:p>1.2345384278</text:p>
          </table:table-cell>
          <table:table-cell table:formula="of:=[.$N3]*[.S3]" office:value-type="float" office:value="0.836443112164514" calcext:value-type="float">
            <text:p>0.8364431122</text:p>
          </table:table-cell>
          <table:table-cell/>
          <table:table-cell table:formula="of:=[.$N3]*[.U3]" office:value-type="float" office:value="27.5142424532689" calcext:value-type="float">
            <text:p>27.5142424533</text:p>
          </table:table-cell>
          <table:table-cell table:formula="of:=[.$N3]*[.V3]" office:value-type="float" office:value="106.971422384405" calcext:value-type="float">
            <text:p>106.9714223844</text:p>
          </table:table-cell>
          <table:table-cell table:formula="of:=[.$N3]*[.W3]" office:value-type="float" office:value="19.1393280131016" calcext:value-type="float">
            <text:p>19.1393280131</text:p>
          </table:table-cell>
          <table:table-cell table:formula="of:=[.$N3]*[.X3]" office:value-type="float" office:value="12.9675664421376" calcext:value-type="float">
            <text:p>12.9675664421</text:p>
          </table:table-cell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3]/[.A5]" office:value-type="float" office:value="36.7032258064516" calcext:value-type="float">
            <text:p>36.7032258065</text:p>
          </table:table-cell>
          <table:table-cell table:number-columns-repeated="8"/>
          <table:table-cell office:value-type="string" calcext:value-type="string">
            <text:p>3xA7</text:p>
          </table:table-cell>
          <table:table-cell table:formula="of:=[.D22]" office:value-type="float" office:value="9.83841463414634" calcext:value-type="float">
            <text:p>9.8384146341</text:p>
          </table:table-cell>
          <table:table-cell/>
          <table:table-cell table:formula="of:=[.C26]" office:value-type="float" office:value="0.112991735537" calcext:value-type="float">
            <text:p>0.1129917355</text:p>
          </table:table-cell>
          <table:table-cell table:formula="of:=[.F26]" office:value-type="float" office:value="0.622787190083" calcext:value-type="float">
            <text:p>0.6227871901</text:p>
          </table:table-cell>
          <table:table-cell table:formula="of:=[.I26]" office:value-type="float" office:value="0.0788801652893" calcext:value-type="float">
            <text:p>0.0788801653</text:p>
          </table:table-cell>
          <table:table-cell table:formula="of:=[.L26]" office:value-type="float" office:value="0.0614049586777" calcext:value-type="float">
            <text:p>0.0614049587</text:p>
          </table:table-cell>
          <table:table-cell/>
          <table:table-cell table:formula="of:=[.$N4]*[.P4]" office:value-type="float" office:value="1.11165954444481" calcext:value-type="float">
            <text:p>1.1116595444</text:p>
          </table:table-cell>
          <table:table-cell table:formula="of:=[.$N4]*[.Q4]" office:value-type="float" office:value="6.12723860487147" calcext:value-type="float">
            <text:p>6.1272386049</text:p>
          </table:table-cell>
          <table:table-cell table:formula="of:=[.$N4]*[.R4]" office:value-type="float" office:value="0.776055772526131" calcext:value-type="float">
            <text:p>0.7760557725</text:p>
          </table:table-cell>
          <table:table-cell table:formula="of:=[.$N4]*[.S4]" office:value-type="float" office:value="0.604127444063835" calcext:value-type="float">
            <text:p>0.6041274441</text:p>
          </table:table-cell>
          <table:table-cell/>
          <table:table-cell table:formula="of:=[.$N4]*[.U4]" office:value-type="float" office:value="10.9369675302543" calcext:value-type="float">
            <text:p>10.9369675303</text:p>
          </table:table-cell>
          <table:table-cell table:formula="of:=[.$N4]*[.V4]" office:value-type="float" office:value="60.2823139570738" calcext:value-type="float">
            <text:p>60.2823139571</text:p>
          </table:table-cell>
          <table:table-cell table:formula="of:=[.$N4]*[.W4]" office:value-type="float" office:value="7.63515846933483" calcext:value-type="float">
            <text:p>7.6351584693</text:p>
          </table:table-cell>
          <table:table-cell table:formula="of:=[.$N4]*[.X4]" office:value-type="float" office:value="5.94365628656706" calcext:value-type="float">
            <text:p>5.94365628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1"/>
          <table:table-cell office:value-type="string" calcext:value-type="string">
            <text:p>4xA7</text:p>
          </table:table-cell>
          <table:table-cell table:formula="of:=[.D31]" office:value-type="float" office:value="7.2909604519774" calcext:value-type="float">
            <text:p>7.290960452</text:p>
          </table:table-cell>
          <table:table-cell/>
          <table:table-cell table:formula="of:=[.C35]" office:value-type="float" office:value="0.108253229974" calcext:value-type="float">
            <text:p>0.10825323</text:p>
          </table:table-cell>
          <table:table-cell table:formula="of:=[.F35]" office:value-type="float" office:value="0.790015503876" calcext:value-type="float">
            <text:p>0.7900155039</text:p>
          </table:table-cell>
          <table:table-cell table:formula="of:=[.I35]" office:value-type="float" office:value="0.0768010335917" calcext:value-type="float">
            <text:p>0.0768010336</text:p>
          </table:table-cell>
          <table:table-cell table:formula="of:=[.L35]" office:value-type="float" office:value="0.0680025839793" calcext:value-type="float">
            <text:p>0.068002584</text:p>
          </table:table-cell>
          <table:table-cell/>
          <table:table-cell table:formula="of:=[.$N5]*[.P5]" office:value-type="float" office:value="0.789270018539249" calcext:value-type="float">
            <text:p>0.7892700185</text:p>
          </table:table-cell>
          <table:table-cell table:formula="of:=[.$N5]*[.Q5]" office:value-type="float" office:value="5.75997179520892" calcext:value-type="float">
            <text:p>5.7599717952</text:p>
          </table:table-cell>
          <table:table-cell table:formula="of:=[.$N5]*[.R5]" office:value-type="float" office:value="0.559953298588073" calcext:value-type="float">
            <text:p>0.5599532986</text:p>
          </table:table-cell>
          <table:table-cell table:formula="of:=[.$N5]*[.S5]" office:value-type="float" office:value="0.495804150425348" calcext:value-type="float">
            <text:p>0.4958041504</text:p>
          </table:table-cell>
          <table:table-cell/>
          <table:table-cell table:formula="of:=[.$N5]*[.U5]" office:value-type="float" office:value="5.75453649110113" calcext:value-type="float">
            <text:p>5.7545364911</text:p>
          </table:table-cell>
          <table:table-cell table:formula="of:=[.$N5]*[.V5]" office:value-type="float" office:value="41.9957265633735" calcext:value-type="float">
            <text:p>41.9957265634</text:p>
          </table:table-cell>
          <table:table-cell table:formula="of:=[.$N5]*[.W5]" office:value-type="float" office:value="4.08259735495993" calcext:value-type="float">
            <text:p>4.082597355</text:p>
          </table:table-cell>
          <table:table-cell table:formula="of:=[.$N5]*[.X5]" office:value-type="float" office:value="3.61488845267747" calcext:value-type="float">
            <text:p>3.6148884527</text:p>
          </table:table-cell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1"/>
          <table:table-cell office:value-type="string" calcext:value-type="string">
            <text:p>4xA7+1xA15</text:p>
          </table:table-cell>
          <table:table-cell table:formula="of:=[.D40]" office:value-type="float" office:value="5.70868347338936" calcext:value-type="float">
            <text:p>5.7086834734</text:p>
          </table:table-cell>
          <table:table-cell/>
          <table:table-cell table:formula="of:=[.C44]" office:value-type="float" office:value="2.44393464052" calcext:value-type="float">
            <text:p>2.4439346405</text:p>
          </table:table-cell>
          <table:table-cell table:formula="of:=[.F44]" office:value-type="float" office:value="0.827509803922" calcext:value-type="float">
            <text:p>0.8275098039</text:p>
          </table:table-cell>
          <table:table-cell table:formula="of:=[.I44]" office:value-type="float" office:value="0.0932516339869" calcext:value-type="float">
            <text:p>0.093251634</text:p>
          </table:table-cell>
          <table:table-cell table:formula="of:=[.L44]" office:value-type="float" office:value="0.0681928104575" calcext:value-type="float">
            <text:p>0.0681928105</text:p>
          </table:table-cell>
          <table:table-cell/>
          <table:table-cell table:formula="of:=[.$N6]*[.P6]" office:value-type="float" office:value="13.9516492923803" calcext:value-type="float">
            <text:p>13.9516492924</text:p>
          </table:table-cell>
          <table:table-cell table:formula="of:=[.$N6]*[.Q6]" office:value-type="float" office:value="4.72399154171719" calcext:value-type="float">
            <text:p>4.7239915417</text:p>
          </table:table-cell>
          <table:table-cell table:formula="of:=[.$N6]*[.R6]" office:value-type="float" office:value="0.532344061807569" calcext:value-type="float">
            <text:p>0.5323440618</text:p>
          </table:table-cell>
          <table:table-cell table:formula="of:=[.$N6]*[.S6]" office:value-type="float" office:value="0.389291170062703" calcext:value-type="float">
            <text:p>0.3892911701</text:p>
          </table:table-cell>
          <table:table-cell/>
          <table:table-cell table:formula="of:=[.$N6]*[.U6]" office:value-type="float" office:value="79.6455497419356" calcext:value-type="float">
            <text:p>79.6455497419</text:p>
          </table:table-cell>
          <table:table-cell table:formula="of:=[.$N6]*[.V6]" office:value-type="float" office:value="26.967772442632" calcext:value-type="float">
            <text:p>26.9677724426</text:p>
          </table:table-cell>
          <table:table-cell table:formula="of:=[.$N6]*[.W6]" office:value-type="float" office:value="3.03898374779783" calcext:value-type="float">
            <text:p>3.0389837478</text:p>
          </table:table-cell>
          <table:table-cell table:formula="of:=[.$N6]*[.X6]" office:value-type="float" office:value="2.22234006887336" calcext:value-type="float">
            <text:p>2.2223400689</text:p>
          </table:table-cell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office:value-type="string" calcext:value-type="string">
            <text:p>4xA7+2xA15</text:p>
          </table:table-cell>
          <table:table-cell table:formula="of:=[.D49]" office:value-type="float" office:value="4.93351063829787" calcext:value-type="float">
            <text:p>4.9335106383</text:p>
          </table:table-cell>
          <table:table-cell/>
          <table:table-cell table:formula="of:=[.C53]" office:value-type="float" office:value="4.20799280576" calcext:value-type="float">
            <text:p>4.2079928058</text:p>
          </table:table-cell>
          <table:table-cell table:formula="of:=[.F53]" office:value-type="float" office:value="0.86064028777" calcext:value-type="float">
            <text:p>0.8606402878</text:p>
          </table:table-cell>
          <table:table-cell table:formula="of:=[.I53]" office:value-type="float" office:value="0.103741007194" calcext:value-type="float">
            <text:p>0.1037410072</text:p>
          </table:table-cell>
          <table:table-cell table:formula="of:=[.L53]" office:value-type="float" office:value="0.0665251798561" calcext:value-type="float">
            <text:p>0.0665251799</text:p>
          </table:table-cell>
          <table:table-cell/>
          <table:table-cell table:formula="of:=[.$N7]*[.P7]" office:value-type="float" office:value="20.7601772730979" calcext:value-type="float">
            <text:p>20.7601772731</text:p>
          </table:table-cell>
          <table:table-cell table:formula="of:=[.$N7]*[.Q7]" office:value-type="float" office:value="4.24597801546104" calcext:value-type="float">
            <text:p>4.2459780155</text:p>
          </table:table-cell>
          <table:table-cell table:formula="of:=[.$N7]*[.R7]" office:value-type="float" office:value="0.511807362619335" calcext:value-type="float">
            <text:p>0.5118073626</text:p>
          </table:table-cell>
          <table:table-cell table:formula="of:=[.$N7]*[.S7]" office:value-type="float" office:value="0.328202682534749" calcext:value-type="float">
            <text:p>0.3282026825</text:p>
          </table:table-cell>
          <table:table-cell/>
          <table:table-cell table:formula="of:=[.$N7]*[.U7]" office:value-type="float" office:value="102.420555429778" calcext:value-type="float">
            <text:p>102.4205554298</text:p>
          </table:table-cell>
          <table:table-cell table:formula="of:=[.$N7]*[.V7]" office:value-type="float" office:value="20.9475777092559" calcext:value-type="float">
            <text:p>20.9475777093</text:p>
          </table:table-cell>
          <table:table-cell table:formula="of:=[.$N7]*[.W7]" office:value-type="float" office:value="2.52500706824167" calcext:value-type="float">
            <text:p>2.5250070682</text:p>
          </table:table-cell>
          <table:table-cell table:formula="of:=[.$N7]*[.X7]" office:value-type="float" office:value="1.61919142580308" calcext:value-type="float">
            <text:p>1.619191425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858494434681" calcext:value-type="float">
            <text:p>0.0858494435</text:p>
          </table:table-cell>
          <table:table-cell office:value-type="float" office:value="0.113866432337" calcext:value-type="float">
            <text:p>0.1138664323</text:p>
          </table:table-cell>
          <table:table-cell office:value-type="float" office:value="1.2" calcext:value-type="float">
            <text:p>1.2</text:p>
          </table:table-cell>
          <table:table-cell office:value-type="float" office:value="0.217759812537" calcext:value-type="float">
            <text:p>0.2177598125</text:p>
          </table:table-cell>
          <table:table-cell office:value-type="float" office:value="0.277103690685" calcext:value-type="float">
            <text:p>0.2771036907</text:p>
          </table:table-cell>
          <table:table-cell office:value-type="float" office:value="0.9" calcext:value-type="float">
            <text:p>0.9</text:p>
          </table:table-cell>
          <table:table-cell office:value-type="float" office:value="0.0805272407733" calcext:value-type="float">
            <text:p>0.0805272408</text:p>
          </table:table-cell>
          <table:table-cell office:value-type="float" office:value="0.0795272407733" calcext:value-type="float">
            <text:p>0.0795272408</text:p>
          </table:table-cell>
          <table:table-cell office:value-type="float" office:value="1.2" calcext:value-type="float">
            <text:p>1.2</text:p>
          </table:table-cell>
          <table:table-cell office:value-type="float" office:value="0.036510837727" calcext:value-type="float">
            <text:p>0.0365108377</text:p>
          </table:table-cell>
          <table:table-cell office:value-type="float" office:value="0.0436285881664" calcext:value-type="float">
            <text:p>0.0436285882</text:p>
          </table:table-cell>
          <table:table-cell office:value-type="string" calcext:value-type="string">
            <text:p>4xA7+3xA15</text:p>
          </table:table-cell>
          <table:table-cell table:formula="of:=[.D58]" office:value-type="float" office:value="4.38333333333333" calcext:value-type="float">
            <text:p>4.3833333333</text:p>
          </table:table-cell>
          <table:table-cell/>
          <table:table-cell table:formula="of:=[.C62]" office:value-type="float" office:value="5.36091666667" calcext:value-type="float">
            <text:p>5.3609166667</text:p>
          </table:table-cell>
          <table:table-cell table:formula="of:=[.F62]" office:value-type="float" office:value="0.869362318841" calcext:value-type="float">
            <text:p>0.8693623188</text:p>
          </table:table-cell>
          <table:table-cell table:formula="of:=[.I62]" office:value-type="float" office:value="0.112036231884" calcext:value-type="float">
            <text:p>0.1120362319</text:p>
          </table:table-cell>
          <table:table-cell table:formula="of:=[.L62]" office:value-type="float" office:value="0.0690760869565" calcext:value-type="float">
            <text:p>0.069076087</text:p>
          </table:table-cell>
          <table:table-cell/>
          <table:table-cell table:formula="of:=[.$N8]*[.P8]" office:value-type="float" office:value="23.4986847222368" calcext:value-type="float">
            <text:p>23.4986847222</text:p>
          </table:table-cell>
          <table:table-cell table:formula="of:=[.$N8]*[.Q8]" office:value-type="float" office:value="3.81070483091972" calcext:value-type="float">
            <text:p>3.8107048309</text:p>
          </table:table-cell>
          <table:table-cell table:formula="of:=[.$N8]*[.R8]" office:value-type="float" office:value="0.4910921497582" calcext:value-type="float">
            <text:p>0.4910921498</text:p>
          </table:table-cell>
          <table:table-cell table:formula="of:=[.$N8]*[.S8]" office:value-type="float" office:value="0.302783514492658" calcext:value-type="float">
            <text:p>0.3027835145</text:p>
          </table:table-cell>
          <table:table-cell/>
          <table:table-cell table:formula="of:=[.$N8]*[.U8]" office:value-type="float" office:value="103.002568032471" calcext:value-type="float">
            <text:p>103.0025680325</text:p>
          </table:table-cell>
          <table:table-cell table:formula="of:=[.$N8]*[.V8]" office:value-type="float" office:value="16.7035895088648" calcext:value-type="float">
            <text:p>16.7035895089</text:p>
          </table:table-cell>
          <table:table-cell table:formula="of:=[.$N8]*[.W8]" office:value-type="float" office:value="2.15262058977344" calcext:value-type="float">
            <text:p>2.1526205898</text:p>
          </table:table-cell>
          <table:table-cell table:formula="of:=[.$N8]*[.X8]" office:value-type="float" office:value="1.32720107185949" calcext:value-type="float">
            <text:p>1.327201071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4xA7+4xA15</text:p>
          </table:table-cell>
          <table:table-cell table:formula="of:=[.D67]" office:value-type="float" office:value="4.13157894736842" calcext:value-type="float">
            <text:p>4.1315789474</text:p>
          </table:table-cell>
          <table:table-cell/>
          <table:table-cell table:formula="of:=[.C71]" office:value-type="float" office:value="5.55096911197" calcext:value-type="float">
            <text:p>5.550969112</text:p>
          </table:table-cell>
          <table:table-cell table:formula="of:=[.F71]" office:value-type="float" office:value="0.854594594595" calcext:value-type="float">
            <text:p>0.8545945946</text:p>
          </table:table-cell>
          <table:table-cell table:formula="of:=[.I71]" office:value-type="float" office:value="0.117501930502" calcext:value-type="float">
            <text:p>0.1175019305</text:p>
          </table:table-cell>
          <table:table-cell table:formula="of:=[.L71]" office:value-type="float" office:value="0.0827335907336" calcext:value-type="float">
            <text:p>0.0827335907</text:p>
          </table:table-cell>
          <table:table-cell/>
          <table:table-cell table:formula="of:=[.$N9]*[.P9]" office:value-type="float" office:value="22.9342671205076" calcext:value-type="float">
            <text:p>22.9342671205</text:p>
          </table:table-cell>
          <table:table-cell table:formula="of:=[.$N9]*[.Q9]" office:value-type="float" office:value="3.53082503556355" calcext:value-type="float">
            <text:p>3.5308250356</text:p>
          </table:table-cell>
          <table:table-cell table:formula="of:=[.$N9]*[.R9]" office:value-type="float" office:value="0.485468502337211" calcext:value-type="float">
            <text:p>0.4854685023</text:p>
          </table:table-cell>
          <table:table-cell table:formula="of:=[.$N9]*[.S9]" office:value-type="float" office:value="0.341820361715137" calcext:value-type="float">
            <text:p>0.3418203617</text:p>
          </table:table-cell>
          <table:table-cell/>
          <table:table-cell table:formula="of:=[.$N9]*[.U9]" office:value-type="float" office:value="94.7547352084131" calcext:value-type="float">
            <text:p>94.7547352084</text:p>
          </table:table-cell>
          <table:table-cell table:formula="of:=[.$N9]*[.V9]" office:value-type="float" office:value="14.5878823837757" calcext:value-type="float">
            <text:p>14.5878823838</text:p>
          </table:table-cell>
          <table:table-cell table:formula="of:=[.$N9]*[.W9]" office:value-type="float" office:value="2.0057514438669" calcext:value-type="float">
            <text:p>2.0057514439</text:p>
          </table:table-cell>
          <table:table-cell table:formula="of:=[.$N9]*[.X9]" office:value-type="float" office:value="1.41225781024412" calcext:value-type="float">
            <text:p>1.4122578102</text:p>
          </table:table-cell>
        </table:table-row>
        <table:table-row table:style-name="ro1">
          <table:table-cell office:value-type="string" calcext:value-type="string">
            <text:p>Island 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28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12]/[.A14]" office:value-type="float" office:value="15.5032258064516" calcext:value-type="float">
            <text:p>15.5032258065</text:p>
          </table:table-cell>
          <table:table-cell table:number-columns-repeated="2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861123439667" calcext:value-type="float">
            <text:p>0.086112344</text:p>
          </table:table-cell>
          <table:table-cell office:value-type="float" office:value="0.114475728155" calcext:value-type="float">
            <text:p>0.1144757282</text:p>
          </table:table-cell>
          <table:table-cell office:value-type="float" office:value="1.2" calcext:value-type="float">
            <text:p>1.2</text:p>
          </table:table-cell>
          <table:table-cell office:value-type="float" office:value="0.354470180305" calcext:value-type="float">
            <text:p>0.3544701803</text:p>
          </table:table-cell>
          <table:table-cell office:value-type="float" office:value="0.44506518724" calcext:value-type="float">
            <text:p>0.4450651872</text:p>
          </table:table-cell>
          <table:table-cell office:value-type="float" office:value="0.9" calcext:value-type="float">
            <text:p>0.9</text:p>
          </table:table-cell>
          <table:table-cell office:value-type="float" office:value="0.0806310679612" calcext:value-type="float">
            <text:p>0.080631068</text:p>
          </table:table-cell>
          <table:table-cell office:value-type="float" office:value="0.0796310679612" calcext:value-type="float">
            <text:p>0.079631068</text:p>
          </table:table-cell>
          <table:table-cell office:value-type="float" office:value="1.2" calcext:value-type="float">
            <text:p>1.2</text:p>
          </table:table-cell>
          <table:table-cell office:value-type="float" office:value="0.045120665742" calcext:value-type="float">
            <text:p>0.0451206657</text:p>
          </table:table-cell>
          <table:table-cell office:value-type="float" office:value="0.0539528432732" calcext:value-type="float">
            <text:p>0.0539528433</text:p>
          </table:table-cell>
          <table:table-cell table:number-columns-repeated="1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Island 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28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21]/[.A23]" office:value-type="float" office:value="9.83841463414634" calcext:value-type="float">
            <text:p>9.8384146341</text:p>
          </table:table-cell>
          <table:table-cell table:number-columns-repeated="25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851363636364" calcext:value-type="float">
            <text:p>0.0851363636</text:p>
          </table:table-cell>
          <table:table-cell office:value-type="float" office:value="0.112991735537" calcext:value-type="float">
            <text:p>0.1129917355</text:p>
          </table:table-cell>
          <table:table-cell office:value-type="float" office:value="1.2" calcext:value-type="float">
            <text:p>1.2</text:p>
          </table:table-cell>
          <table:table-cell office:value-type="float" office:value="0.496295454545" calcext:value-type="float">
            <text:p>0.4962954545</text:p>
          </table:table-cell>
          <table:table-cell office:value-type="float" office:value="0.622787190083" calcext:value-type="float">
            <text:p>0.6227871901</text:p>
          </table:table-cell>
          <table:table-cell office:value-type="float" office:value="0.9" calcext:value-type="float">
            <text:p>0.9</text:p>
          </table:table-cell>
          <table:table-cell office:value-type="float" office:value="0.0798801652893" calcext:value-type="float">
            <text:p>0.0798801653</text:p>
          </table:table-cell>
          <table:table-cell office:value-type="float" office:value="0.0788801652893" calcext:value-type="float">
            <text:p>0.0788801653</text:p>
          </table:table-cell>
          <table:table-cell office:value-type="float" office:value="1.2" calcext:value-type="float">
            <text:p>1.2</text:p>
          </table:table-cell>
          <table:table-cell office:value-type="float" office:value="0.0511611570248" calcext:value-type="float">
            <text:p>0.051161157</text:p>
          </table:table-cell>
          <table:table-cell office:value-type="float" office:value="0.0614049586777" calcext:value-type="float">
            <text:p>0.0614049587</text:p>
          </table:table-cell>
          <table:table-cell table:number-columns-repeated="1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Island 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28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30]/[.A32]" office:value-type="float" office:value="7.2909604519774" calcext:value-type="float">
            <text:p>7.290960452</text:p>
          </table:table-cell>
          <table:table-cell table:number-columns-repeated="25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816072351421" calcext:value-type="float">
            <text:p>0.0816072351</text:p>
          </table:table-cell>
          <table:table-cell office:value-type="float" office:value="0.108253229974" calcext:value-type="float">
            <text:p>0.10825323</text:p>
          </table:table-cell>
          <table:table-cell office:value-type="float" office:value="1.2" calcext:value-type="float">
            <text:p>1.2</text:p>
          </table:table-cell>
          <table:table-cell office:value-type="float" office:value="0.630829457364" calcext:value-type="float">
            <text:p>0.6308294574</text:p>
          </table:table-cell>
          <table:table-cell office:value-type="float" office:value="0.790015503876" calcext:value-type="float">
            <text:p>0.7900155039</text:p>
          </table:table-cell>
          <table:table-cell office:value-type="float" office:value="0.9" calcext:value-type="float">
            <text:p>0.9</text:p>
          </table:table-cell>
          <table:table-cell office:value-type="float" office:value="0.0778010335917" calcext:value-type="float">
            <text:p>0.0778010336</text:p>
          </table:table-cell>
          <table:table-cell office:value-type="float" office:value="0.0768010335917" calcext:value-type="float">
            <text:p>0.0768010336</text:p>
          </table:table-cell>
          <table:table-cell office:value-type="float" office:value="1.2" calcext:value-type="float">
            <text:p>1.2</text:p>
          </table:table-cell>
          <table:table-cell office:value-type="float" office:value="0.0564263565891" calcext:value-type="float">
            <text:p>0.0564263566</text:p>
          </table:table-cell>
          <table:table-cell office:value-type="float" office:value="0.0680025839793" calcext:value-type="float">
            <text:p>0.068002584</text:p>
          </table:table-cell>
          <table:table-cell table:number-columns-repeated="1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Island 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28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39]/[.A41]" office:value-type="float" office:value="5.70868347338936" calcext:value-type="float">
            <text:p>5.7086834734</text:p>
          </table:table-cell>
          <table:table-cell table:number-columns-repeated="25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83657843137" calcext:value-type="float">
            <text:p>1.8365784314</text:p>
          </table:table-cell>
          <table:table-cell office:value-type="float" office:value="2.44393464052" calcext:value-type="float">
            <text:p>2.4439346405</text:p>
          </table:table-cell>
          <table:table-cell office:value-type="float" office:value="1.2" calcext:value-type="float">
            <text:p>1.2</text:p>
          </table:table-cell>
          <table:table-cell office:value-type="float" office:value="0.661297385621" calcext:value-type="float">
            <text:p>0.6612973856</text:p>
          </table:table-cell>
          <table:table-cell office:value-type="float" office:value="0.827509803922" calcext:value-type="float">
            <text:p>0.8275098039</text:p>
          </table:table-cell>
          <table:table-cell office:value-type="float" office:value="0.9" calcext:value-type="float">
            <text:p>0.9</text:p>
          </table:table-cell>
          <table:table-cell office:value-type="float" office:value="0.0942516339869" calcext:value-type="float">
            <text:p>0.094251634</text:p>
          </table:table-cell>
          <table:table-cell office:value-type="float" office:value="0.0932516339869" calcext:value-type="float">
            <text:p>0.093251634</text:p>
          </table:table-cell>
          <table:table-cell office:value-type="float" office:value="1.2" calcext:value-type="float">
            <text:p>1.2</text:p>
          </table:table-cell>
          <table:table-cell office:value-type="float" office:value="0.0567483660131" calcext:value-type="float">
            <text:p>0.056748366</text:p>
          </table:table-cell>
          <table:table-cell office:value-type="float" office:value="0.0681928104575" calcext:value-type="float">
            <text:p>0.0681928105</text:p>
          </table:table-cell>
          <table:table-cell table:number-columns-repeated="1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Island 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28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48]/[.A50]" office:value-type="float" office:value="4.93351063829787" calcext:value-type="float">
            <text:p>4.9335106383</text:p>
          </table:table-cell>
          <table:table-cell table:number-columns-repeated="25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14544964029" calcext:value-type="float">
            <text:p>3.1454496403</text:p>
          </table:table-cell>
          <table:table-cell office:value-type="float" office:value="4.20799280576" calcext:value-type="float">
            <text:p>4.2079928058</text:p>
          </table:table-cell>
          <table:table-cell office:value-type="float" office:value="1.2" calcext:value-type="float">
            <text:p>1.2</text:p>
          </table:table-cell>
          <table:table-cell office:value-type="float" office:value="0.688021582734" calcext:value-type="float">
            <text:p>0.6880215827</text:p>
          </table:table-cell>
          <table:table-cell office:value-type="float" office:value="0.86064028777" calcext:value-type="float">
            <text:p>0.8606402878</text:p>
          </table:table-cell>
          <table:table-cell office:value-type="float" office:value="0.901079136691" calcext:value-type="float">
            <text:p>0.9010791367</text:p>
          </table:table-cell>
          <table:table-cell office:value-type="float" office:value="0.104730215827" calcext:value-type="float">
            <text:p>0.1047302158</text:p>
          </table:table-cell>
          <table:table-cell office:value-type="float" office:value="0.103741007194" calcext:value-type="float">
            <text:p>0.1037410072</text:p>
          </table:table-cell>
          <table:table-cell office:value-type="float" office:value="1.2" calcext:value-type="float">
            <text:p>1.2</text:p>
          </table:table-cell>
          <table:table-cell office:value-type="float" office:value="0.0553992805755" calcext:value-type="float">
            <text:p>0.0553992806</text:p>
          </table:table-cell>
          <table:table-cell office:value-type="float" office:value="0.0665251798561" calcext:value-type="float">
            <text:p>0.0665251799</text:p>
          </table:table-cell>
          <table:table-cell table:number-columns-repeated="1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Island 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28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57]/[.A59]" office:value-type="float" office:value="4.38333333333333" calcext:value-type="float">
            <text:p>4.3833333333</text:p>
          </table:table-cell>
          <table:table-cell table:number-columns-repeated="25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17"/>
        </table:table-row>
        <table:table-row table:style-name="ro1">
          <table:table-cell office:value-type="float" office:value="1.26413043478" calcext:value-type="float">
            <text:p>1.2641304348</text:p>
          </table:table-cell>
          <table:table-cell office:value-type="float" office:value="4.06926449275" calcext:value-type="float">
            <text:p>4.0692644928</text:p>
          </table:table-cell>
          <table:table-cell office:value-type="float" office:value="5.36091666667" calcext:value-type="float">
            <text:p>5.3609166667</text:p>
          </table:table-cell>
          <table:table-cell office:value-type="float" office:value="1.2" calcext:value-type="float">
            <text:p>1.2</text:p>
          </table:table-cell>
          <table:table-cell office:value-type="float" office:value="0.695202898551" calcext:value-type="float">
            <text:p>0.6952028986</text:p>
          </table:table-cell>
          <table:table-cell office:value-type="float" office:value="0.869362318841" calcext:value-type="float">
            <text:p>0.8693623188</text:p>
          </table:table-cell>
          <table:table-cell office:value-type="float" office:value="0.928623188406" calcext:value-type="float">
            <text:p>0.9286231884</text:p>
          </table:table-cell>
          <table:table-cell office:value-type="float" office:value="0.11275" calcext:value-type="float">
            <text:p>0.11275</text:p>
          </table:table-cell>
          <table:table-cell office:value-type="float" office:value="0.112036231884" calcext:value-type="float">
            <text:p>0.1120362319</text:p>
          </table:table-cell>
          <table:table-cell office:value-type="float" office:value="1.2" calcext:value-type="float">
            <text:p>1.2</text:p>
          </table:table-cell>
          <table:table-cell office:value-type="float" office:value="0.057481884058" calcext:value-type="float">
            <text:p>0.0574818841</text:p>
          </table:table-cell>
          <table:table-cell office:value-type="float" office:value="0.0690760869565" calcext:value-type="float">
            <text:p>0.069076087</text:p>
          </table:table-cell>
          <table:table-cell table:number-columns-repeated="17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Island 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28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66]/[.A68]" office:value-type="float" office:value="4.13157894736842" calcext:value-type="float">
            <text:p>4.1315789474</text:p>
          </table:table-cell>
          <table:table-cell table:number-columns-repeated="25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17"/>
        </table:table-row>
        <table:table-row table:style-name="ro1">
          <table:table-cell office:value-type="float" office:value="1.21196911197" calcext:value-type="float">
            <text:p>1.211969112</text:p>
          </table:table-cell>
          <table:table-cell office:value-type="float" office:value="4.41344015444" calcext:value-type="float">
            <text:p>4.4134401544</text:p>
          </table:table-cell>
          <table:table-cell office:value-type="float" office:value="5.55096911197" calcext:value-type="float">
            <text:p>5.550969112</text:p>
          </table:table-cell>
          <table:table-cell office:value-type="float" office:value="1.2" calcext:value-type="float">
            <text:p>1.2</text:p>
          </table:table-cell>
          <table:table-cell office:value-type="float" office:value="0.683301158301" calcext:value-type="float">
            <text:p>0.6833011583</text:p>
          </table:table-cell>
          <table:table-cell office:value-type="float" office:value="0.854594594595" calcext:value-type="float">
            <text:p>0.8545945946</text:p>
          </table:table-cell>
          <table:table-cell office:value-type="float" office:value="0.999613899614" calcext:value-type="float">
            <text:p>0.9996138996</text:p>
          </table:table-cell>
          <table:table-cell office:value-type="float" office:value="0.117505791506" calcext:value-type="float">
            <text:p>0.1175057915</text:p>
          </table:table-cell>
          <table:table-cell office:value-type="float" office:value="0.117501930502" calcext:value-type="float">
            <text:p>0.1175019305</text:p>
          </table:table-cell>
          <table:table-cell office:value-type="float" office:value="1.2" calcext:value-type="float">
            <text:p>1.2</text:p>
          </table:table-cell>
          <table:table-cell office:value-type="float" office:value="0.0687374517375" calcext:value-type="float">
            <text:p>0.0687374517</text:p>
          </table:table-cell>
          <table:table-cell office:value-type="float" office:value="0.0827335907336" calcext:value-type="float">
            <text:p>0.0827335907</text:p>
          </table:table-cell>
          <table:table-cell table:number-columns-repeated="17"/>
        </table:table-row>
      </table:table>
      <table:table table:name="Sheet2" table:style-name="ta1">
        <table:shapes>
          <draw:frame draw:z-index="0" draw:style-name="gr1" draw:text-style-name="P1" svg:width="6.2988in" svg:height="3.5429in" svg:x="11.7445in" svg:y="1.3323in">
            <draw:object draw:notify-on-update-of-ranges="Sheet2.N2:Sheet2.N3 Sheet2.O1:Sheet2.O1 Sheet2.O2:Sheet2.O3 Sheet2.P1:Sheet2.P1 Sheet2.P2:Sheet2.P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imple_ga 8</text:p>
          </table:table-cell>
          <table:table-cell table:number-columns-repeated="13"/>
          <table:table-cell office:value-type="string" calcext:value-type="string">
            <text:p>Serial</text:p>
          </table:table-cell>
          <table:table-cell office:value-type="string" calcext:value-type="string">
            <text:p>OmpSs</text:p>
          </table:table-cell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2"/>
          <table:table-cell office:value-type="string" calcext:value-type="string">
            <text:p>1xA7</text:p>
          </table:table-cell>
          <table:table-cell table:formula="of:=[.D13]" office:value-type="float" office:value="33.9052287581699" calcext:value-type="float">
            <text:p>33.9052287582</text:p>
          </table:table-cell>
          <table:table-cell table:formula="of:=[.D31]" office:value-type="float" office:value="36.7032258064516" calcext:value-type="float">
            <text:p>36.7032258065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12"/>
          <table:table-cell office:value-type="string" calcext:value-type="string">
            <text:p>4xA7+4xA15</text:p>
          </table:table-cell>
          <table:table-cell table:formula="of:=[.D4]" office:value-type="float" office:value="10.8071895424837" calcext:value-type="float">
            <text:p>10.8071895425</text:p>
          </table:table-cell>
          <table:table-cell table:formula="of:=[.D22]" office:value-type="float" office:value="4.13157894736842" calcext:value-type="float">
            <text:p>4.1315789474</text:p>
          </table:table-cell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3]/[.A5]" office:value-type="float" office:value="10.8071895424837" calcext:value-type="float">
            <text:p>10.8071895425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11763306452" calcext:value-type="float">
            <text:p>2.1176330645</text:p>
          </table:table-cell>
          <table:table-cell office:value-type="float" office:value="2.82225201613" calcext:value-type="float">
            <text:p>2.8222520161</text:p>
          </table:table-cell>
          <table:table-cell office:value-type="float" office:value="1.2" calcext:value-type="float">
            <text:p>1.2</text:p>
          </table:table-cell>
          <table:table-cell office:value-type="float" office:value="0.133796370968" calcext:value-type="float">
            <text:p>0.133796371</text:p>
          </table:table-cell>
          <table:table-cell office:value-type="float" office:value="0.170221774194" calcext:value-type="float">
            <text:p>0.1702217742</text:p>
          </table:table-cell>
          <table:table-cell office:value-type="float" office:value="0.912903225806" calcext:value-type="float">
            <text:p>0.9129032258</text:p>
          </table:table-cell>
          <table:table-cell office:value-type="float" office:value="0.0907620967742" calcext:value-type="float">
            <text:p>0.0907620968</text:p>
          </table:table-cell>
          <table:table-cell office:value-type="float" office:value="0.0898911290323" calcext:value-type="float">
            <text:p>0.089891129</text:p>
          </table:table-cell>
          <table:table-cell office:value-type="float" office:value="1.2" calcext:value-type="float">
            <text:p>1.2</text:p>
          </table:table-cell>
          <table:table-cell office:value-type="float" office:value="0.0175040322581" calcext:value-type="float">
            <text:p>0.0175040323</text:p>
          </table:table-cell>
          <table:table-cell office:value-type="float" office:value="0.0207076612903" calcext:value-type="float">
            <text:p>0.020707661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mple_ga 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5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12]/[.A14]" office:value-type="float" office:value="33.9052287581699" calcext:value-type="float">
            <text:p>33.9052287582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843939588689" calcext:value-type="float">
            <text:p>0.0843939589</text:p>
          </table:table-cell>
          <table:table-cell office:value-type="float" office:value="0.112206298201" calcext:value-type="float">
            <text:p>0.1122062982</text:p>
          </table:table-cell>
          <table:table-cell office:value-type="float" office:value="1.2" calcext:value-type="float">
            <text:p>1.2</text:p>
          </table:table-cell>
          <table:table-cell office:value-type="float" office:value="0.223280848329" calcext:value-type="float">
            <text:p>0.2232808483</text:p>
          </table:table-cell>
          <table:table-cell office:value-type="float" office:value="0.284154241645" calcext:value-type="float">
            <text:p>0.2841542416</text:p>
          </table:table-cell>
          <table:table-cell office:value-type="float" office:value="0.9" calcext:value-type="float">
            <text:p>0.9</text:p>
          </table:table-cell>
          <table:table-cell office:value-type="float" office:value="0.0796767352185" calcext:value-type="float">
            <text:p>0.0796767352</text:p>
          </table:table-cell>
          <table:table-cell office:value-type="float" office:value="0.0786767352185" calcext:value-type="float">
            <text:p>0.0786767352</text:p>
          </table:table-cell>
          <table:table-cell office:value-type="float" office:value="1.2" calcext:value-type="float">
            <text:p>1.2</text:p>
          </table:table-cell>
          <table:table-cell office:value-type="float" office:value="0.0357705655527" calcext:value-type="float">
            <text:p>0.0357705656</text:p>
          </table:table-cell>
          <table:table-cell office:value-type="float" office:value="0.0426375321337" calcext:value-type="float">
            <text:p>0.0426375321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sland 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5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21]/[.A23]" office:value-type="float" office:value="4.13157894736842" calcext:value-type="float">
            <text:p>4.1315789474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21196911197" calcext:value-type="float">
            <text:p>1.211969112</text:p>
          </table:table-cell>
          <table:table-cell office:value-type="float" office:value="4.41344015444" calcext:value-type="float">
            <text:p>4.4134401544</text:p>
          </table:table-cell>
          <table:table-cell office:value-type="float" office:value="5.55096911197" calcext:value-type="float">
            <text:p>5.550969112</text:p>
          </table:table-cell>
          <table:table-cell office:value-type="float" office:value="1.2" calcext:value-type="float">
            <text:p>1.2</text:p>
          </table:table-cell>
          <table:table-cell office:value-type="float" office:value="0.683301158301" calcext:value-type="float">
            <text:p>0.6833011583</text:p>
          </table:table-cell>
          <table:table-cell office:value-type="float" office:value="0.854594594595" calcext:value-type="float">
            <text:p>0.8545945946</text:p>
          </table:table-cell>
          <table:table-cell office:value-type="float" office:value="0.999613899614" calcext:value-type="float">
            <text:p>0.9996138996</text:p>
          </table:table-cell>
          <table:table-cell office:value-type="float" office:value="0.117505791506" calcext:value-type="float">
            <text:p>0.1175057915</text:p>
          </table:table-cell>
          <table:table-cell office:value-type="float" office:value="0.117501930502" calcext:value-type="float">
            <text:p>0.1175019305</text:p>
          </table:table-cell>
          <table:table-cell office:value-type="float" office:value="1.2" calcext:value-type="float">
            <text:p>1.2</text:p>
          </table:table-cell>
          <table:table-cell office:value-type="float" office:value="0.0687374517375" calcext:value-type="float">
            <text:p>0.0687374517</text:p>
          </table:table-cell>
          <table:table-cell office:value-type="float" office:value="0.0827335907336" calcext:value-type="float">
            <text:p>0.0827335907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sland 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5"/>
        </table:table-row>
        <table:table-row table:style-name="ro1">
          <table:table-cell office:value-type="float" office:value="11378" calcext:value-type="float">
            <text:p>113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30]/[.A32]" office:value-type="float" office:value="36.7032258064516" calcext:value-type="float">
            <text:p>36.7032258065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858494434681" calcext:value-type="float">
            <text:p>0.0858494435</text:p>
          </table:table-cell>
          <table:table-cell office:value-type="float" office:value="0.113866432337" calcext:value-type="float">
            <text:p>0.1138664323</text:p>
          </table:table-cell>
          <table:table-cell office:value-type="float" office:value="1.2" calcext:value-type="float">
            <text:p>1.2</text:p>
          </table:table-cell>
          <table:table-cell office:value-type="float" office:value="0.217759812537" calcext:value-type="float">
            <text:p>0.2177598125</text:p>
          </table:table-cell>
          <table:table-cell office:value-type="float" office:value="0.277103690685" calcext:value-type="float">
            <text:p>0.2771036907</text:p>
          </table:table-cell>
          <table:table-cell office:value-type="float" office:value="0.9" calcext:value-type="float">
            <text:p>0.9</text:p>
          </table:table-cell>
          <table:table-cell office:value-type="float" office:value="0.0805272407733" calcext:value-type="float">
            <text:p>0.0805272408</text:p>
          </table:table-cell>
          <table:table-cell office:value-type="float" office:value="0.0795272407733" calcext:value-type="float">
            <text:p>0.0795272408</text:p>
          </table:table-cell>
          <table:table-cell office:value-type="float" office:value="1.2" calcext:value-type="float">
            <text:p>1.2</text:p>
          </table:table-cell>
          <table:table-cell office:value-type="float" office:value="0.036510837727" calcext:value-type="float">
            <text:p>0.0365108377</text:p>
          </table:table-cell>
          <table:table-cell office:value-type="float" office:value="0.0436285881664" calcext:value-type="float">
            <text:p>0.0436285882</text:p>
          </table:table-cell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6.2988in" svg:height="3.5429in" svg:x="11.8626in" svg:y="1.5087in">
            <draw:object draw:notify-on-update-of-ranges="Sheet3.N2:Sheet3.N5 Sheet3.O1:Sheet3.O1 Sheet3.O2:Sheet3.O5 Sheet3.P1:Sheet3.P1 Sheet3.P2:Sheet3.P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mpss_1</text:p>
          </table:table-cell>
          <table:table-cell table:number-columns-repeated="13"/>
          <table:table-cell office:value-type="string" calcext:value-type="string">
            <text:p>OmpSs smp only</text:p>
          </table:table-cell>
          <table:table-cell office:value-type="string" calcext:value-type="string">
            <text:p>OmpSs smp + OpenCL</text:p>
          </table:table-cell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formula="of:=[.D40]" office:value-type="float" office:value="26.1727574750831" calcext:value-type="float">
            <text:p>26.1727574751</text:p>
          </table:table-cell>
          <table:table-cell table:formula="of:=[.D4]" office:value-type="float" office:value="29.1495016611296" calcext:value-type="float">
            <text:p>29.1495016611</text:p>
          </table:table-cell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formula="of:=[.D49]" office:value-type="float" office:value="43.8830188679245" calcext:value-type="float">
            <text:p>43.8830188679</text:p>
          </table:table-cell>
          <table:table-cell table:formula="of:=[.D13]" office:value-type="float" office:value="32.846975088968" calcext:value-type="float">
            <text:p>32.846975089</text:p>
          </table:table-cell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3]/[.A5]" office:value-type="float" office:value="29.1495016611296" calcext:value-type="float">
            <text:p>29.1495016611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formula="of:=[.D58]" office:value-type="float" office:value="154.797385620915" calcext:value-type="float">
            <text:p>154.7973856209</text:p>
          </table:table-cell>
          <table:table-cell table:formula="of:=[.D22]" office:value-type="float" office:value="69.1414790996785" calcext:value-type="float">
            <text:p>69.141479099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2"/>
          <table:table-cell office:value-type="float" office:value="1000" calcext:value-type="float">
            <text:p>1000</text:p>
          </table:table-cell>
          <table:table-cell table:formula="of:=[.D67]" office:value-type="float" office:value="1348.02027027027" calcext:value-type="float">
            <text:p>1348.0202702703</text:p>
          </table:table-cell>
          <table:table-cell table:formula="of:=[.D31]" office:value-type="float" office:value="460.36038961039" calcext:value-type="float">
            <text:p>460.3603896104</text:p>
          </table:table-cell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28045977011" calcext:value-type="float">
            <text:p>1.2804597701</text:p>
          </table:table-cell>
          <table:table-cell office:value-type="float" office:value="4.26764367816" calcext:value-type="float">
            <text:p>4.2676436782</text:p>
          </table:table-cell>
          <table:table-cell office:value-type="float" office:value="5.67367816092" calcext:value-type="float">
            <text:p>5.6736781609</text:p>
          </table:table-cell>
          <table:table-cell office:value-type="float" office:value="1.2" calcext:value-type="float">
            <text:p>1.2</text:p>
          </table:table-cell>
          <table:table-cell office:value-type="float" office:value="0.688045977011" calcext:value-type="float">
            <text:p>0.688045977</text:p>
          </table:table-cell>
          <table:table-cell office:value-type="float" office:value="0.860620689655" calcext:value-type="float">
            <text:p>0.8606206897</text:p>
          </table:table-cell>
          <table:table-cell office:value-type="float" office:value="0.9" calcext:value-type="float">
            <text:p>0.9</text:p>
          </table:table-cell>
          <table:table-cell office:value-type="float" office:value="0.133091954023" calcext:value-type="float">
            <text:p>0.133091954</text:p>
          </table:table-cell>
          <table:table-cell office:value-type="float" office:value="0.132091954023" calcext:value-type="float">
            <text:p>0.132091954</text:p>
          </table:table-cell>
          <table:table-cell office:value-type="float" office:value="1.2" calcext:value-type="float">
            <text:p>1.2</text:p>
          </table:table-cell>
          <table:table-cell office:value-type="float" office:value="0.0423563218391" calcext:value-type="float">
            <text:p>0.0423563218</text:p>
          </table:table-cell>
          <table:table-cell office:value-type="float" office:value="0.0507011494253" calcext:value-type="float">
            <text:p>0.0507011494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mpss_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5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12]/[.A14]" office:value-type="float" office:value="32.846975088968" calcext:value-type="float">
            <text:p>32.846975089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29347826087" calcext:value-type="float">
            <text:p>1.2934782609</text:p>
          </table:table-cell>
          <table:table-cell office:value-type="float" office:value="4.2105" calcext:value-type="float">
            <text:p>4.2105</text:p>
          </table:table-cell>
          <table:table-cell office:value-type="float" office:value="5.61284782609" calcext:value-type="float">
            <text:p>5.6128478261</text:p>
          </table:table-cell>
          <table:table-cell office:value-type="float" office:value="1.2" calcext:value-type="float">
            <text:p>1.2</text:p>
          </table:table-cell>
          <table:table-cell office:value-type="float" office:value="0.68372826087" calcext:value-type="float">
            <text:p>0.6837282609</text:p>
          </table:table-cell>
          <table:table-cell office:value-type="float" office:value="0.85525" calcext:value-type="float">
            <text:p>0.85525</text:p>
          </table:table-cell>
          <table:table-cell office:value-type="float" office:value="0.9" calcext:value-type="float">
            <text:p>0.9</text:p>
          </table:table-cell>
          <table:table-cell office:value-type="float" office:value="0.193445652174" calcext:value-type="float">
            <text:p>0.1934456522</text:p>
          </table:table-cell>
          <table:table-cell office:value-type="float" office:value="0.192445652174" calcext:value-type="float">
            <text:p>0.1924456522</text:p>
          </table:table-cell>
          <table:table-cell office:value-type="float" office:value="1.2" calcext:value-type="float">
            <text:p>1.2</text:p>
          </table:table-cell>
          <table:table-cell office:value-type="float" office:value="0.0435434782609" calcext:value-type="float">
            <text:p>0.0435434783</text:p>
          </table:table-cell>
          <table:table-cell office:value-type="float" office:value="0.0522065217391" calcext:value-type="float">
            <text:p>0.0522065217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mpss_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5"/>
        </table:table-row>
        <table:table-row table:style-name="ro1">
          <table:table-cell office:value-type="float" office:value="21503" calcext:value-type="float">
            <text:p>215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21]/[.A23]" office:value-type="float" office:value="69.1414790996785" calcext:value-type="float">
            <text:p>69.1414790997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29490740741" calcext:value-type="float">
            <text:p>1.2949074074</text:p>
          </table:table-cell>
          <table:table-cell office:value-type="float" office:value="4.08749074074" calcext:value-type="float">
            <text:p>4.0874907407</text:p>
          </table:table-cell>
          <table:table-cell office:value-type="float" office:value="5.44572222222" calcext:value-type="float">
            <text:p>5.4457222222</text:p>
          </table:table-cell>
          <table:table-cell office:value-type="float" office:value="1.2" calcext:value-type="float">
            <text:p>1.2</text:p>
          </table:table-cell>
          <table:table-cell office:value-type="float" office:value="0.67862962963" calcext:value-type="float">
            <text:p>0.6786296296</text:p>
          </table:table-cell>
          <table:table-cell office:value-type="float" office:value="0.848689814815" calcext:value-type="float">
            <text:p>0.8486898148</text:p>
          </table:table-cell>
          <table:table-cell office:value-type="float" office:value="0.9" calcext:value-type="float">
            <text:p>0.9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490467592593" calcext:value-type="float">
            <text:p>0.4904675926</text:p>
          </table:table-cell>
          <table:table-cell office:value-type="float" office:value="1.2" calcext:value-type="float">
            <text:p>1.2</text:p>
          </table:table-cell>
          <table:table-cell office:value-type="float" office:value="0.0360833333333" calcext:value-type="float">
            <text:p>0.0360833333</text:p>
          </table:table-cell>
          <table:table-cell office:value-type="float" office:value="0.0430972222222" calcext:value-type="float">
            <text:p>0.043097222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mpss_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5"/>
        </table:table-row>
        <table:table-row table:style-name="ro1">
          <table:table-cell office:value-type="float" office:value="141791" calcext:value-type="float">
            <text:p>1417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30]/[.A32]" office:value-type="float" office:value="460.36038961039" calcext:value-type="float">
            <text:p>460.3603896104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26755994358" calcext:value-type="float">
            <text:p>1.2675599436</text:p>
          </table:table-cell>
          <table:table-cell office:value-type="float" office:value="3.91782651622" calcext:value-type="float">
            <text:p>3.9178265162</text:p>
          </table:table-cell>
          <table:table-cell office:value-type="float" office:value="5.16508744711" calcext:value-type="float">
            <text:p>5.1650874471</text:p>
          </table:table-cell>
          <table:table-cell office:value-type="float" office:value="1.2" calcext:value-type="float">
            <text:p>1.2</text:p>
          </table:table-cell>
          <table:table-cell office:value-type="float" office:value="0.686375881523" calcext:value-type="float">
            <text:p>0.6863758815</text:p>
          </table:table-cell>
          <table:table-cell office:value-type="float" office:value="0.858114950635" calcext:value-type="float">
            <text:p>0.8581149506</text:p>
          </table:table-cell>
          <table:table-cell office:value-type="float" office:value="0.9" calcext:value-type="float">
            <text:p>0.9</text:p>
          </table:table-cell>
          <table:table-cell office:value-type="float" office:value="0.732062764457" calcext:value-type="float">
            <text:p>0.7320627645</text:p>
          </table:table-cell>
          <table:table-cell office:value-type="float" office:value="0.721758110014" calcext:value-type="float">
            <text:p>0.72175811</text:p>
          </table:table-cell>
          <table:table-cell office:value-type="float" office:value="1.2" calcext:value-type="float">
            <text:p>1.2</text:p>
          </table:table-cell>
          <table:table-cell office:value-type="float" office:value="0.0320246826516" calcext:value-type="float">
            <text:p>0.0320246827</text:p>
          </table:table-cell>
          <table:table-cell office:value-type="float" office:value="0.0381424541608" calcext:value-type="float">
            <text:p>0.038142454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PU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5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39]/[.A41]" office:value-type="float" office:value="26.1727574750831" calcext:value-type="float">
            <text:p>26.1727574751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28481012658" calcext:value-type="float">
            <text:p>1.2848101266</text:p>
          </table:table-cell>
          <table:table-cell office:value-type="float" office:value="4.26505063291" calcext:value-type="float">
            <text:p>4.2650506329</text:p>
          </table:table-cell>
          <table:table-cell office:value-type="float" office:value="5.68955696203" calcext:value-type="float">
            <text:p>5.689556962</text:p>
          </table:table-cell>
          <table:table-cell office:value-type="float" office:value="1.2" calcext:value-type="float">
            <text:p>1.2</text:p>
          </table:table-cell>
          <table:table-cell office:value-type="float" office:value="0.679329113924" calcext:value-type="float">
            <text:p>0.6793291139</text:p>
          </table:table-cell>
          <table:table-cell office:value-type="float" office:value="0.849658227848" calcext:value-type="float">
            <text:p>0.8496582278</text:p>
          </table:table-cell>
          <table:table-cell office:value-type="float" office:value="0.916455696203" calcext:value-type="float">
            <text:p>0.9164556962</text:p>
          </table:table-cell>
          <table:table-cell office:value-type="float" office:value="0.108835443038" calcext:value-type="float">
            <text:p>0.108835443</text:p>
          </table:table-cell>
          <table:table-cell office:value-type="float" office:value="0.108" calcext:value-type="float">
            <text:p>0.108</text:p>
          </table:table-cell>
          <table:table-cell office:value-type="float" office:value="1.2" calcext:value-type="float">
            <text:p>1.2</text:p>
          </table:table-cell>
          <table:table-cell office:value-type="float" office:value="0.0381898734177" calcext:value-type="float">
            <text:p>0.0381898734</text:p>
          </table:table-cell>
          <table:table-cell office:value-type="float" office:value="0.0455189873418" calcext:value-type="float">
            <text:p>0.045518987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PU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5"/>
        </table:table-row>
        <table:table-row table:style-name="ro1">
          <table:table-cell office:value-type="float" office:value="11629" calcext:value-type="float">
            <text:p>1162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48]/[.A50]" office:value-type="float" office:value="43.8830188679245" calcext:value-type="float">
            <text:p>43.8830188679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28706896552" calcext:value-type="float">
            <text:p>1.2870689655</text:p>
          </table:table-cell>
          <table:table-cell office:value-type="float" office:value="4.40190517241" calcext:value-type="float">
            <text:p>4.4019051724</text:p>
          </table:table-cell>
          <table:table-cell office:value-type="float" office:value="5.86300862069" calcext:value-type="float">
            <text:p>5.8630086207</text:p>
          </table:table-cell>
          <table:table-cell office:value-type="float" office:value="1.2" calcext:value-type="float">
            <text:p>1.2</text:p>
          </table:table-cell>
          <table:table-cell office:value-type="float" office:value="0.664137931034" calcext:value-type="float">
            <text:p>0.664137931</text:p>
          </table:table-cell>
          <table:table-cell office:value-type="float" office:value="0.830853448276" calcext:value-type="float">
            <text:p>0.8308534483</text:p>
          </table:table-cell>
          <table:table-cell office:value-type="float" office:value="0.926724137931" calcext:value-type="float">
            <text:p>0.9267241379</text:p>
          </table:table-cell>
          <table:table-cell office:value-type="float" office:value="0.108413793103" calcext:value-type="float">
            <text:p>0.1084137931</text:p>
          </table:table-cell>
          <table:table-cell office:value-type="float" office:value="0.107681034483" calcext:value-type="float">
            <text:p>0.1076810345</text:p>
          </table:table-cell>
          <table:table-cell office:value-type="float" office:value="1.2" calcext:value-type="float">
            <text:p>1.2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415603448276" calcext:value-type="float">
            <text:p>0.041560344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PU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5"/>
        </table:table-row>
        <table:table-row table:style-name="ro1">
          <table:table-cell office:value-type="float" office:value="47368" calcext:value-type="float">
            <text:p>473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57]/[.A59]" office:value-type="float" office:value="154.797385620915" calcext:value-type="float">
            <text:p>154.7973856209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21139240506" calcext:value-type="float">
            <text:p>1.2113924051</text:p>
          </table:table-cell>
          <table:table-cell office:value-type="float" office:value="4.22264556962" calcext:value-type="float">
            <text:p>4.2226455696</text:p>
          </table:table-cell>
          <table:table-cell office:value-type="float" office:value="5.33225527426" calcext:value-type="float">
            <text:p>5.3322552743</text:p>
          </table:table-cell>
          <table:table-cell office:value-type="float" office:value="1.2" calcext:value-type="float">
            <text:p>1.2</text:p>
          </table:table-cell>
          <table:table-cell office:value-type="float" office:value="0.66132278481" calcext:value-type="float">
            <text:p>0.6613227848</text:p>
          </table:table-cell>
          <table:table-cell office:value-type="float" office:value="0.827143459916" calcext:value-type="float">
            <text:p>0.8271434599</text:p>
          </table:table-cell>
          <table:table-cell office:value-type="float" office:value="0.952953586498" calcext:value-type="float">
            <text:p>0.9529535865</text:p>
          </table:table-cell>
          <table:table-cell office:value-type="float" office:value="0.120512658228" calcext:value-type="float">
            <text:p>0.1205126582</text:p>
          </table:table-cell>
          <table:table-cell office:value-type="float" office:value="0.120042194093" calcext:value-type="float">
            <text:p>0.1200421941</text:p>
          </table:table-cell>
          <table:table-cell office:value-type="float" office:value="1.2" calcext:value-type="float">
            <text:p>1.2</text:p>
          </table:table-cell>
          <table:table-cell office:value-type="float" office:value="0.0333312236287" calcext:value-type="float">
            <text:p>0.0333312236</text:p>
          </table:table-cell>
          <table:table-cell office:value-type="float" office:value="0.0398227848101" calcext:value-type="float">
            <text:p>0.039822784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PU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xecution time</text:p>
          </table:table-cell>
          <table:table-cell table:number-columns-repeated="15"/>
        </table:table-row>
        <table:table-row table:style-name="ro1">
          <table:table-cell office:value-type="float" office:value="399014" calcext:value-type="float">
            <text:p>3990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generations</text:p>
          </table:table-cell>
          <table:table-cell table:number-columns-repeated="2"/>
          <table:table-cell table:formula="of:=[.A66]/[.A68]" office:value-type="float" office:value="1348.02027027027" calcext:value-type="float">
            <text:p>1348.0202702703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 energy data for compon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5 Volt</text:p>
          </table:table-cell>
          <table:table-cell office:value-type="string" calcext:value-type="string">
            <text:p><text:s/>A15 Amps</text:p>
          </table:table-cell>
          <table:table-cell office:value-type="string" calcext:value-type="string">
            <text:p><text:s/>A15 Watt</text:p>
          </table:table-cell>
          <table:table-cell office:value-type="string" calcext:value-type="string">
            <text:p><text:s/>A7 <text:s/>Volt</text:p>
          </table:table-cell>
          <table:table-cell office:value-type="string" calcext:value-type="string">
            <text:p><text:s/>A7 <text:s/>Amps</text:p>
          </table:table-cell>
          <table:table-cell office:value-type="string" calcext:value-type="string">
            <text:p><text:s/>A7 <text:s/>Watt</text:p>
          </table:table-cell>
          <table:table-cell office:value-type="string" calcext:value-type="string">
            <text:p><text:s/>GPU Volt</text:p>
          </table:table-cell>
          <table:table-cell office:value-type="string" calcext:value-type="string">
            <text:p><text:s/>GPU Amps</text:p>
          </table:table-cell>
          <table:table-cell office:value-type="string" calcext:value-type="string">
            <text:p><text:s/>GPU Watt</text:p>
          </table:table-cell>
          <table:table-cell office:value-type="string" calcext:value-type="string">
            <text:p><text:s/>Mem Volt</text:p>
          </table:table-cell>
          <table:table-cell office:value-type="string" calcext:value-type="string">
            <text:p><text:s/>Mem Amps</text:p>
          </table:table-cell>
          <table:table-cell office:value-type="string" calcext:value-type="string">
            <text:p><text:s/>Mem Watt</text:p>
          </table:table-cell>
          <table:table-cell table:number-columns-repeated="4"/>
        </table:table-row>
        <table:table-row table:style-name="ro1">
          <table:table-cell office:value-type="float" office:value="1.19756892231" calcext:value-type="float">
            <text:p>1.1975689223</text:p>
          </table:table-cell>
          <table:table-cell office:value-type="float" office:value="4.1558358396" calcext:value-type="float">
            <text:p>4.1558358396</text:p>
          </table:table-cell>
          <table:table-cell office:value-type="float" office:value="5.17563032581" calcext:value-type="float">
            <text:p>5.1756303258</text:p>
          </table:table-cell>
          <table:table-cell office:value-type="float" office:value="1.2" calcext:value-type="float">
            <text:p>1.2</text:p>
          </table:table-cell>
          <table:table-cell office:value-type="float" office:value="0.658012030075" calcext:value-type="float">
            <text:p>0.6580120301</text:p>
          </table:table-cell>
          <table:table-cell office:value-type="float" office:value="0.822762656642" calcext:value-type="float">
            <text:p>0.8227626566</text:p>
          </table:table-cell>
          <table:table-cell office:value-type="float" office:value="0.913458646617" calcext:value-type="float">
            <text:p>0.9134586466</text:p>
          </table:table-cell>
          <table:table-cell office:value-type="float" office:value="0.123644110276" calcext:value-type="float">
            <text:p>0.1236441103</text:p>
          </table:table-cell>
          <table:table-cell office:value-type="float" office:value="0.122778696742" calcext:value-type="float">
            <text:p>0.1227786967</text:p>
          </table:table-cell>
          <table:table-cell office:value-type="float" office:value="1.2" calcext:value-type="float">
            <text:p>1.2</text:p>
          </table:table-cell>
          <table:table-cell office:value-type="float" office:value="0.0319729323308" calcext:value-type="float">
            <text:p>0.0319729323</text:p>
          </table:table-cell>
          <table:table-cell office:value-type="float" office:value="0.0381736842105" calcext:value-type="float">
            <text:p>0.038173684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07:57:46.271969464</meta:creation-date>
    <dc:date>2015-06-04T16:01:55.264363480</dc:date>
    <meta:editing-duration>PT47S</meta:editing-duration>
    <meta:editing-cycles>1</meta:editing-cycles>
    <meta:document-statistic meta:table-count="3" meta:cell-count="759" meta:object-count="6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plot-area chart:style-name="ch2" table:cell-range-address="Sheet1.M2:Sheet1.N9" chart:data-source-has-labels="column" svg:x="1.331cm" svg:y="0.18cm" svg:width="14.35cm" svg:height="7.664cm">
          <chartooo:coordinate-region svg:x="1.952cm" svg:y="0.379cm" svg:width="13.55cm" svg:height="6.42cm"/>
          <chart:axis chart:dimension="x" chart:name="primary-x" chart:style-name="ch3" chartooo:axis-type="auto">
            <chartooo:date-scale/>
            <chart:title svg:x="6.663cm" svg:y="8.024cm" chart:style-name="ch4">
              <text:p>Processor configurations</text:p>
            </chart:title>
            <chart:categories table:cell-range-address="Sheet1.M2:Sheet1.M9"/>
          </chart:axis>
          <chart:axis chart:dimension="y" chart:name="primary-y" chart:style-name="ch5">
            <chart:title svg:x="0.451cm" svg:y="5.379cm" chart:style-name="ch6">
              <text:p>ms per generation</text:p>
            </chart:title>
            <chart:grid chart:style-name="ch7" chart:class="major"/>
          </chart:axis>
          <chart:series chart:style-name="ch8" chart:values-cell-range-address="Sheet1.N2:Sheet1.N9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xA7</text:p>
                <draw:g>
                  <svg:desc>Sheet1.M2:Sheet1.M9</svg:desc>
                </draw:g>
              </table:table-cell>
              <table:table-cell office:value-type="float" office:value="36.7032258064516">
                <text:p>36.7032258064516</text:p>
                <draw:g>
                  <svg:desc>Sheet1.N2:Sheet1.N9</svg:desc>
                </draw:g>
              </table:table-cell>
            </table:table-row>
            <table:table-row>
              <table:table-cell office:value-type="string">
                <text:p>2xA7</text:p>
              </table:table-cell>
              <table:table-cell office:value-type="float" office:value="15.5032258064516">
                <text:p>15.5032258064516</text:p>
              </table:table-cell>
            </table:table-row>
            <table:table-row>
              <table:table-cell office:value-type="string">
                <text:p>3xA7</text:p>
              </table:table-cell>
              <table:table-cell office:value-type="float" office:value="9.83841463414634">
                <text:p>9.83841463414634</text:p>
              </table:table-cell>
            </table:table-row>
            <table:table-row>
              <table:table-cell office:value-type="string">
                <text:p>4xA7</text:p>
              </table:table-cell>
              <table:table-cell office:value-type="float" office:value="7.2909604519774">
                <text:p>7.2909604519774</text:p>
              </table:table-cell>
            </table:table-row>
            <table:table-row>
              <table:table-cell office:value-type="string">
                <text:p>4xA7+1xA15</text:p>
              </table:table-cell>
              <table:table-cell office:value-type="float" office:value="5.70868347338936">
                <text:p>5.70868347338936</text:p>
              </table:table-cell>
            </table:table-row>
            <table:table-row>
              <table:table-cell office:value-type="string">
                <text:p>4xA7+2xA15</text:p>
              </table:table-cell>
              <table:table-cell office:value-type="float" office:value="4.93351063829787">
                <text:p>4.93351063829787</text:p>
              </table:table-cell>
            </table:table-row>
            <table:table-row>
              <table:table-cell office:value-type="string">
                <text:p>4xA7+3xA15</text:p>
              </table:table-cell>
              <table:table-cell office:value-type="float" office:value="4.38333333333333">
                <text:p>4.38333333333333</text:p>
              </table:table-cell>
            </table:table-row>
            <table:table-row>
              <table:table-cell office:value-type="string">
                <text:p>4xA7+4xA15</text:p>
              </table:table-cell>
              <table:table-cell office:value-type="float" office:value="4.13157894736842">
                <text:p>4.13157894736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454cm" style:legend-expansion="high" chart:style-name="ch2"/>
        <chart:plot-area chart:style-name="ch3" table:cell-range-address="Sheet1.M2:Sheet1.M9 Sheet1.P1:Sheet1.S9" chart:data-source-has-labels="both" svg:x="1.331cm" svg:y="0.18cm" svg:width="12.35cm" svg:height="7.659cm">
          <chartooo:coordinate-region svg:x="1.767cm" svg:y="0.379cm" svg:width="11.619cm" svg:height="6.415cm"/>
          <chart:axis chart:dimension="x" chart:name="primary-x" chart:style-name="ch4" chartooo:axis-type="auto">
            <chartooo:date-scale/>
            <chart:title svg:x="5.663cm" svg:y="8.019cm" chart:style-name="ch5">
              <text:p>Processor configurations</text:p>
            </chart:title>
            <chart:categories table:cell-range-address="Sheet1.M2:Sheet1.M9"/>
          </chart:axis>
          <chart:axis chart:dimension="y" chart:name="primary-y" chart:style-name="ch6">
            <chart:title svg:x="0.451cm" svg:y="4.371cm" chart:style-name="ch7">
              <text:p>Watt</text:p>
            </chart:title>
            <chart:grid chart:style-name="ch8" chart:class="major"/>
          </chart:axis>
          <chart:series chart:style-name="ch9" chart:values-cell-range-address="Sheet1.P2:Sheet1.P9" chart:label-cell-address="Sheet1.P1:Sheet1.P1" chart:class="chart:bar">
            <chart:data-point chart:repeated="8"/>
          </chart:series>
          <chart:series chart:style-name="ch10" chart:values-cell-range-address="Sheet1.Q2:Sheet1.Q9" chart:label-cell-address="Sheet1.Q1:Sheet1.Q1" chart:class="chart:bar">
            <chart:data-point chart:repeated="8"/>
          </chart:series>
          <chart:series chart:style-name="ch11" chart:values-cell-range-address="Sheet1.R2:Sheet1.R9" chart:label-cell-address="Sheet1.R1:Sheet1.R1" chart:class="chart:bar">
            <chart:data-point chart:repeated="8"/>
          </chart:series>
          <chart:series chart:style-name="ch12" chart:values-cell-range-address="Sheet1.S2:Sheet1.S9" chart:label-cell-address="Sheet1.S1:Sheet1.S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5</text:p>
                <draw:g>
                  <svg:desc>Sheet1.P1:Sheet1.P1</svg:desc>
                </draw:g>
              </table:table-cell>
              <table:table-cell office:value-type="string">
                <text:p>A7</text:p>
                <draw:g>
                  <svg:desc>Sheet1.Q1:Sheet1.Q1</svg:desc>
                </draw:g>
              </table:table-cell>
              <table:table-cell office:value-type="string">
                <text:p>GPU</text:p>
                <draw:g>
                  <svg:desc>Sheet1.R1:Sheet1.R1</svg:desc>
                </draw:g>
              </table:table-cell>
              <table:table-cell office:value-type="string">
                <text:p>Memory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A7</text:p>
                <draw:g>
                  <svg:desc>Sheet1.M2:Sheet1.M9</svg:desc>
                </draw:g>
              </table:table-cell>
              <table:table-cell office:value-type="float" office:value="0.113866432337">
                <text:p>0.113866432337</text:p>
                <draw:g>
                  <svg:desc>Sheet1.P2:Sheet1.P9</svg:desc>
                </draw:g>
              </table:table-cell>
              <table:table-cell office:value-type="float" office:value="0.277103690685">
                <text:p>0.277103690685</text:p>
                <draw:g>
                  <svg:desc>Sheet1.Q2:Sheet1.Q9</svg:desc>
                </draw:g>
              </table:table-cell>
              <table:table-cell office:value-type="float" office:value="0.0795272407733">
                <text:p>0.0795272407733</text:p>
                <draw:g>
                  <svg:desc>Sheet1.R2:Sheet1.R9</svg:desc>
                </draw:g>
              </table:table-cell>
              <table:table-cell office:value-type="float" office:value="0.0436285881664">
                <text:p>0.0436285881664</text:p>
                <draw:g>
                  <svg:desc>Sheet1.S2:Sheet1.S9</svg:desc>
                </draw:g>
              </table:table-cell>
            </table:table-row>
            <table:table-row>
              <table:table-cell office:value-type="string">
                <text:p>2xA7</text:p>
              </table:table-cell>
              <table:table-cell office:value-type="float" office:value="0.114475728155">
                <text:p>0.114475728155</text:p>
              </table:table-cell>
              <table:table-cell office:value-type="float" office:value="0.44506518724">
                <text:p>0.44506518724</text:p>
              </table:table-cell>
              <table:table-cell office:value-type="float" office:value="0.0796310679612">
                <text:p>0.0796310679612</text:p>
              </table:table-cell>
              <table:table-cell office:value-type="float" office:value="0.0539528432732">
                <text:p>0.0539528432732</text:p>
              </table:table-cell>
            </table:table-row>
            <table:table-row>
              <table:table-cell office:value-type="string">
                <text:p>3xA7</text:p>
              </table:table-cell>
              <table:table-cell office:value-type="float" office:value="0.112991735537">
                <text:p>0.112991735537</text:p>
              </table:table-cell>
              <table:table-cell office:value-type="float" office:value="0.622787190083">
                <text:p>0.622787190083</text:p>
              </table:table-cell>
              <table:table-cell office:value-type="float" office:value="0.0788801652893">
                <text:p>0.0788801652893</text:p>
              </table:table-cell>
              <table:table-cell office:value-type="float" office:value="0.0614049586777">
                <text:p>0.0614049586777</text:p>
              </table:table-cell>
            </table:table-row>
            <table:table-row>
              <table:table-cell office:value-type="string">
                <text:p>4xA7</text:p>
              </table:table-cell>
              <table:table-cell office:value-type="float" office:value="0.108253229974">
                <text:p>0.108253229974</text:p>
              </table:table-cell>
              <table:table-cell office:value-type="float" office:value="0.790015503876">
                <text:p>0.790015503876</text:p>
              </table:table-cell>
              <table:table-cell office:value-type="float" office:value="0.0768010335917">
                <text:p>0.0768010335917</text:p>
              </table:table-cell>
              <table:table-cell office:value-type="float" office:value="0.0680025839793">
                <text:p>0.0680025839793</text:p>
              </table:table-cell>
            </table:table-row>
            <table:table-row>
              <table:table-cell office:value-type="string">
                <text:p>4xA7+1xA15</text:p>
              </table:table-cell>
              <table:table-cell office:value-type="float" office:value="2.44393464052">
                <text:p>2.44393464052</text:p>
              </table:table-cell>
              <table:table-cell office:value-type="float" office:value="0.827509803922">
                <text:p>0.827509803922</text:p>
              </table:table-cell>
              <table:table-cell office:value-type="float" office:value="0.0932516339869">
                <text:p>0.0932516339869</text:p>
              </table:table-cell>
              <table:table-cell office:value-type="float" office:value="0.0681928104575">
                <text:p>0.0681928104575</text:p>
              </table:table-cell>
            </table:table-row>
            <table:table-row>
              <table:table-cell office:value-type="string">
                <text:p>4xA7+2xA15</text:p>
              </table:table-cell>
              <table:table-cell office:value-type="float" office:value="4.20799280576">
                <text:p>4.20799280576</text:p>
              </table:table-cell>
              <table:table-cell office:value-type="float" office:value="0.86064028777">
                <text:p>0.86064028777</text:p>
              </table:table-cell>
              <table:table-cell office:value-type="float" office:value="0.103741007194">
                <text:p>0.103741007194</text:p>
              </table:table-cell>
              <table:table-cell office:value-type="float" office:value="0.0665251798561">
                <text:p>0.0665251798561</text:p>
              </table:table-cell>
            </table:table-row>
            <table:table-row>
              <table:table-cell office:value-type="string">
                <text:p>4xA7+3xA15</text:p>
              </table:table-cell>
              <table:table-cell office:value-type="float" office:value="5.36091666667">
                <text:p>5.36091666667</text:p>
              </table:table-cell>
              <table:table-cell office:value-type="float" office:value="0.869362318841">
                <text:p>0.869362318841</text:p>
              </table:table-cell>
              <table:table-cell office:value-type="float" office:value="0.112036231884">
                <text:p>0.112036231884</text:p>
              </table:table-cell>
              <table:table-cell office:value-type="float" office:value="0.0690760869565">
                <text:p>0.0690760869565</text:p>
              </table:table-cell>
            </table:table-row>
            <table:table-row>
              <table:table-cell office:value-type="string">
                <text:p>4xA7+4xA15</text:p>
              </table:table-cell>
              <table:table-cell office:value-type="float" office:value="5.55096911197">
                <text:p>5.55096911197</text:p>
              </table:table-cell>
              <table:table-cell office:value-type="float" office:value="0.854594594595">
                <text:p>0.854594594595</text:p>
              </table:table-cell>
              <table:table-cell office:value-type="float" office:value="0.117501930502">
                <text:p>0.117501930502</text:p>
              </table:table-cell>
              <table:table-cell office:value-type="float" office:value="0.0827335907336">
                <text:p>0.08273359073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column-mapping="0 1 2" chart:style-name="ch1">
        <chart:legend chart:legend-position="end" svg:x="14.002cm" svg:y="3.457cm" style:legend-expansion="high" chart:style-name="ch2"/>
        <chart:plot-area chart:style-name="ch3" table:cell-range-address="Sheet1.M2:Sheet1.M9 Sheet1.P1:Sheet1.S1 Sheet1.U2:Sheet1.X9" chart:data-source-has-labels="both" svg:x="1.331cm" svg:y="0.18cm" svg:width="12.351cm" svg:height="7.665cm">
          <chartooo:coordinate-region svg:x="1.952cm" svg:y="0.379cm" svg:width="11.424cm" svg:height="6.421cm"/>
          <chart:axis chart:dimension="x" chart:name="primary-x" chart:style-name="ch4" chartooo:axis-type="auto">
            <chartooo:date-scale/>
            <chart:title svg:x="5.663cm" svg:y="8.025cm" chart:style-name="ch5">
              <text:p>Processor configurations</text:p>
            </chart:title>
            <chart:categories table:cell-range-address="Sheet1.M2:Sheet1.M9"/>
          </chart:axis>
          <chart:axis chart:dimension="y" chart:name="primary-y" chart:style-name="ch6">
            <chart:title svg:x="0.451cm" svg:y="5.379cm" chart:style-name="ch7">
              <text:p>mJ per generation</text:p>
            </chart:title>
            <chart:grid chart:style-name="ch8" chart:class="major"/>
          </chart:axis>
          <chart:series chart:style-name="ch9" chart:values-cell-range-address="Sheet1.U2:Sheet1.U9" chart:label-cell-address="Sheet1.P1:Sheet1.P1" chart:class="chart:bar">
            <chart:data-point chart:repeated="8"/>
          </chart:series>
          <chart:series chart:style-name="ch10" chart:values-cell-range-address="Sheet1.V2:Sheet1.V9" chart:label-cell-address="Sheet1.Q1:Sheet1.Q1" chart:class="chart:bar">
            <chart:data-point chart:repeated="8"/>
          </chart:series>
          <chart:series chart:style-name="ch11" chart:values-cell-range-address="Sheet1.W2:Sheet1.W9" chart:label-cell-address="Sheet1.R1:Sheet1.R1" chart:class="chart:bar">
            <chart:data-point chart:repeated="8"/>
          </chart:series>
          <chart:series chart:style-name="ch12" chart:values-cell-range-address="Sheet1.X2:Sheet1.X9" chart:label-cell-address="Sheet1.S1:Sheet1.S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5</text:p>
                <draw:g>
                  <svg:desc>Sheet1.P1:Sheet1.P1</svg:desc>
                </draw:g>
              </table:table-cell>
              <table:table-cell office:value-type="string">
                <text:p>A7</text:p>
                <draw:g>
                  <svg:desc>Sheet1.Q1:Sheet1.Q1</svg:desc>
                </draw:g>
              </table:table-cell>
              <table:table-cell office:value-type="string">
                <text:p>GPU</text:p>
                <draw:g>
                  <svg:desc>Sheet1.R1:Sheet1.R1</svg:desc>
                </draw:g>
              </table:table-cell>
              <table:table-cell office:value-type="string">
                <text:p>Memory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A7</text:p>
                <draw:g>
                  <svg:desc>Sheet1.M2:Sheet1.M9</svg:desc>
                </draw:g>
              </table:table-cell>
              <table:table-cell office:value-type="float" office:value="4.17926537783996">
                <text:p>4.17926537783996</text:p>
                <draw:g>
                  <svg:desc>Sheet1.U2:Sheet1.U9</svg:desc>
                </draw:g>
              </table:table-cell>
              <table:table-cell office:value-type="float" office:value="10.1705993310127">
                <text:p>10.1705993310127</text:p>
                <draw:g>
                  <svg:desc>Sheet1.V2:Sheet1.V9</svg:desc>
                </draw:g>
              </table:table-cell>
              <table:table-cell office:value-type="float" office:value="2.91890627586648">
                <text:p>2.91890627586648</text:p>
                <draw:g>
                  <svg:desc>Sheet1.W2:Sheet1.W9</svg:desc>
                </draw:g>
              </table:table-cell>
              <table:table-cell office:value-type="float" office:value="1.60130992308806">
                <text:p>1.60130992308806</text:p>
                <draw:g>
                  <svg:desc>Sheet1.X2:Sheet1.X9</svg:desc>
                </draw:g>
              </table:table-cell>
            </table:table-row>
            <table:table-row>
              <table:table-cell office:value-type="string">
                <text:p>2xA7</text:p>
              </table:table-cell>
              <table:table-cell office:value-type="float" office:value="1.77474306294494">
                <text:p>1.77474306294494</text:p>
              </table:table-cell>
              <table:table-cell office:value-type="float" office:value="6.89994609637239">
                <text:p>6.89994609637239</text:p>
              </table:table-cell>
              <table:table-cell office:value-type="float" office:value="1.23453842781138">
                <text:p>1.23453842781138</text:p>
              </table:table-cell>
              <table:table-cell office:value-type="float" office:value="0.836443112164514">
                <text:p>0.836443112164514</text:p>
              </table:table-cell>
            </table:table-row>
            <table:table-row>
              <table:table-cell office:value-type="string">
                <text:p>3xA7</text:p>
              </table:table-cell>
              <table:table-cell office:value-type="float" office:value="1.11165954444481">
                <text:p>1.11165954444481</text:p>
              </table:table-cell>
              <table:table-cell office:value-type="float" office:value="6.12723860487147">
                <text:p>6.12723860487147</text:p>
              </table:table-cell>
              <table:table-cell office:value-type="float" office:value="0.776055772526131">
                <text:p>0.776055772526131</text:p>
              </table:table-cell>
              <table:table-cell office:value-type="float" office:value="0.604127444063835">
                <text:p>0.604127444063835</text:p>
              </table:table-cell>
            </table:table-row>
            <table:table-row>
              <table:table-cell office:value-type="string">
                <text:p>4xA7</text:p>
              </table:table-cell>
              <table:table-cell office:value-type="float" office:value="0.789270018539249">
                <text:p>0.789270018539249</text:p>
              </table:table-cell>
              <table:table-cell office:value-type="float" office:value="5.75997179520892">
                <text:p>5.75997179520892</text:p>
              </table:table-cell>
              <table:table-cell office:value-type="float" office:value="0.559953298588073">
                <text:p>0.559953298588073</text:p>
              </table:table-cell>
              <table:table-cell office:value-type="float" office:value="0.495804150425348">
                <text:p>0.495804150425348</text:p>
              </table:table-cell>
            </table:table-row>
            <table:table-row>
              <table:table-cell office:value-type="string">
                <text:p>4xA7+1xA15</text:p>
              </table:table-cell>
              <table:table-cell office:value-type="float" office:value="13.9516492923803">
                <text:p>13.9516492923803</text:p>
              </table:table-cell>
              <table:table-cell office:value-type="float" office:value="4.72399154171719">
                <text:p>4.72399154171719</text:p>
              </table:table-cell>
              <table:table-cell office:value-type="float" office:value="0.532344061807569">
                <text:p>0.532344061807569</text:p>
              </table:table-cell>
              <table:table-cell office:value-type="float" office:value="0.389291170062703">
                <text:p>0.389291170062703</text:p>
              </table:table-cell>
            </table:table-row>
            <table:table-row>
              <table:table-cell office:value-type="string">
                <text:p>4xA7+2xA15</text:p>
              </table:table-cell>
              <table:table-cell office:value-type="float" office:value="20.7601772730979">
                <text:p>20.7601772730979</text:p>
              </table:table-cell>
              <table:table-cell office:value-type="float" office:value="4.24597801546104">
                <text:p>4.24597801546104</text:p>
              </table:table-cell>
              <table:table-cell office:value-type="float" office:value="0.511807362619335">
                <text:p>0.511807362619335</text:p>
              </table:table-cell>
              <table:table-cell office:value-type="float" office:value="0.328202682534749">
                <text:p>0.328202682534749</text:p>
              </table:table-cell>
            </table:table-row>
            <table:table-row>
              <table:table-cell office:value-type="string">
                <text:p>4xA7+3xA15</text:p>
              </table:table-cell>
              <table:table-cell office:value-type="float" office:value="23.4986847222368">
                <text:p>23.4986847222368</text:p>
              </table:table-cell>
              <table:table-cell office:value-type="float" office:value="3.81070483091972">
                <text:p>3.81070483091972</text:p>
              </table:table-cell>
              <table:table-cell office:value-type="float" office:value="0.4910921497582">
                <text:p>0.4910921497582</text:p>
              </table:table-cell>
              <table:table-cell office:value-type="float" office:value="0.302783514492658">
                <text:p>0.302783514492658</text:p>
              </table:table-cell>
            </table:table-row>
            <table:table-row>
              <table:table-cell office:value-type="string">
                <text:p>4xA7+4xA15</text:p>
              </table:table-cell>
              <table:table-cell office:value-type="float" office:value="22.9342671205076">
                <text:p>22.9342671205076</text:p>
              </table:table-cell>
              <table:table-cell office:value-type="float" office:value="3.53082503556355">
                <text:p>3.53082503556355</text:p>
              </table:table-cell>
              <table:table-cell office:value-type="float" office:value="0.485468502337211">
                <text:p>0.485468502337211</text:p>
              </table:table-cell>
              <table:table-cell office:value-type="float" office:value="0.341820361715137">
                <text:p>0.341820361715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 2" chart:style-name="ch1">
        <chart:legend chart:legend-position="end" svg:x="14.001cm" svg:y="3.454cm" style:legend-expansion="high" chart:style-name="ch2"/>
        <chart:plot-area chart:style-name="ch3" table:cell-range-address="Sheet1.M2:Sheet1.M9 Sheet1.P1:Sheet1.S1 Sheet1.Z2:Sheet1.AC9" chart:data-source-has-labels="both" svg:x="1.331cm" svg:y="0.18cm" svg:width="12.35cm" svg:height="7.659cm">
          <chartooo:coordinate-region svg:x="2.138cm" svg:y="0.379cm" svg:width="11.225cm" svg:height="6.415cm"/>
          <chart:axis chart:dimension="x" chart:name="primary-x" chart:style-name="ch4" chartooo:axis-type="auto">
            <chartooo:date-scale/>
            <chart:title svg:x="5.663cm" svg:y="8.019cm" chart:style-name="ch5">
              <text:p>Processor configurations</text:p>
            </chart:title>
            <chart:categories table:cell-range-address="Sheet1.M2:Sheet1.M9"/>
          </chart:axis>
          <chart:axis chart:dimension="y" chart:name="primary-y" chart:style-name="ch6">
            <chart:title svg:x="0.451cm" svg:y="6.699cm" chart:style-name="ch7">
              <text:p>Energy delay product per generation</text:p>
            </chart:title>
            <chart:grid chart:style-name="ch8" chart:class="major"/>
          </chart:axis>
          <chart:series chart:style-name="ch9" chart:values-cell-range-address="Sheet1.Z2:Sheet1.Z9" chart:label-cell-address="Sheet1.P1:Sheet1.P1" chart:class="chart:bar">
            <chart:data-point chart:repeated="8"/>
          </chart:series>
          <chart:series chart:style-name="ch10" chart:values-cell-range-address="Sheet1.AA2:Sheet1.AA9" chart:label-cell-address="Sheet1.Q1:Sheet1.Q1" chart:class="chart:bar">
            <chart:data-point chart:repeated="8"/>
          </chart:series>
          <chart:series chart:style-name="ch11" chart:values-cell-range-address="Sheet1.AB2:Sheet1.AB9" chart:label-cell-address="Sheet1.R1:Sheet1.R1" chart:class="chart:bar">
            <chart:data-point chart:repeated="8"/>
          </chart:series>
          <chart:series chart:style-name="ch12" chart:values-cell-range-address="Sheet1.AC2:Sheet1.AC9" chart:label-cell-address="Sheet1.S1:Sheet1.S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5</text:p>
                <draw:g>
                  <svg:desc>Sheet1.P1:Sheet1.P1</svg:desc>
                </draw:g>
              </table:table-cell>
              <table:table-cell office:value-type="string">
                <text:p>A7</text:p>
                <draw:g>
                  <svg:desc>Sheet1.Q1:Sheet1.Q1</svg:desc>
                </draw:g>
              </table:table-cell>
              <table:table-cell office:value-type="string">
                <text:p>GPU</text:p>
                <draw:g>
                  <svg:desc>Sheet1.R1:Sheet1.R1</svg:desc>
                </draw:g>
              </table:table-cell>
              <table:table-cell office:value-type="string">
                <text:p>Memory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A7</text:p>
                <draw:g>
                  <svg:desc>Sheet1.M2:Sheet1.M9</svg:desc>
                </draw:g>
              </table:table-cell>
              <table:table-cell office:value-type="float" office:value="153.392520867945">
                <text:p>153.392520867945</text:p>
                <draw:g>
                  <svg:desc>Sheet1.Z2:Sheet1.Z9</svg:desc>
                </draw:g>
              </table:table-cell>
              <table:table-cell office:value-type="float" office:value="373.293803833104">
                <text:p>373.293803833104</text:p>
                <draw:g>
                  <svg:desc>Sheet1.AA2:Sheet1.AA9</svg:desc>
                </draw:g>
              </table:table-cell>
              <table:table-cell office:value-type="float" office:value="107.133276150996">
                <text:p>107.133276150996</text:p>
                <draw:g>
                  <svg:desc>Sheet1.AB2:Sheet1.AB9</svg:desc>
                </draw:g>
              </table:table-cell>
              <table:table-cell office:value-type="float" office:value="58.7732396932128">
                <text:p>58.7732396932128</text:p>
                <draw:g>
                  <svg:desc>Sheet1.AC2:Sheet1.AC9</svg:desc>
                </draw:g>
              </table:table-cell>
            </table:table-row>
            <table:table-row>
              <table:table-cell office:value-type="string">
                <text:p>2xA7</text:p>
              </table:table-cell>
              <table:table-cell office:value-type="float" office:value="27.5142424532689">
                <text:p>27.5142424532689</text:p>
              </table:table-cell>
              <table:table-cell office:value-type="float" office:value="106.971422384405">
                <text:p>106.971422384405</text:p>
              </table:table-cell>
              <table:table-cell office:value-type="float" office:value="19.1393280131016">
                <text:p>19.1393280131016</text:p>
              </table:table-cell>
              <table:table-cell office:value-type="float" office:value="12.9675664421376">
                <text:p>12.9675664421376</text:p>
              </table:table-cell>
            </table:table-row>
            <table:table-row>
              <table:table-cell office:value-type="string">
                <text:p>3xA7</text:p>
              </table:table-cell>
              <table:table-cell office:value-type="float" office:value="10.9369675302543">
                <text:p>10.9369675302543</text:p>
              </table:table-cell>
              <table:table-cell office:value-type="float" office:value="60.2823139570738">
                <text:p>60.2823139570738</text:p>
              </table:table-cell>
              <table:table-cell office:value-type="float" office:value="7.63515846933483">
                <text:p>7.63515846933483</text:p>
              </table:table-cell>
              <table:table-cell office:value-type="float" office:value="5.94365628656706">
                <text:p>5.94365628656706</text:p>
              </table:table-cell>
            </table:table-row>
            <table:table-row>
              <table:table-cell office:value-type="string">
                <text:p>4xA7</text:p>
              </table:table-cell>
              <table:table-cell office:value-type="float" office:value="5.75453649110113">
                <text:p>5.75453649110113</text:p>
              </table:table-cell>
              <table:table-cell office:value-type="float" office:value="41.9957265633735">
                <text:p>41.9957265633735</text:p>
              </table:table-cell>
              <table:table-cell office:value-type="float" office:value="4.08259735495993">
                <text:p>4.08259735495993</text:p>
              </table:table-cell>
              <table:table-cell office:value-type="float" office:value="3.61488845267747">
                <text:p>3.61488845267747</text:p>
              </table:table-cell>
            </table:table-row>
            <table:table-row>
              <table:table-cell office:value-type="string">
                <text:p>4xA7+1xA15</text:p>
              </table:table-cell>
              <table:table-cell office:value-type="float" office:value="79.6455497419356">
                <text:p>79.6455497419356</text:p>
              </table:table-cell>
              <table:table-cell office:value-type="float" office:value="26.967772442632">
                <text:p>26.967772442632</text:p>
              </table:table-cell>
              <table:table-cell office:value-type="float" office:value="3.03898374779783">
                <text:p>3.03898374779783</text:p>
              </table:table-cell>
              <table:table-cell office:value-type="float" office:value="2.22234006887336">
                <text:p>2.22234006887336</text:p>
              </table:table-cell>
            </table:table-row>
            <table:table-row>
              <table:table-cell office:value-type="string">
                <text:p>4xA7+2xA15</text:p>
              </table:table-cell>
              <table:table-cell office:value-type="float" office:value="102.420555429778">
                <text:p>102.420555429778</text:p>
              </table:table-cell>
              <table:table-cell office:value-type="float" office:value="20.9475777092559">
                <text:p>20.9475777092559</text:p>
              </table:table-cell>
              <table:table-cell office:value-type="float" office:value="2.52500706824167">
                <text:p>2.52500706824167</text:p>
              </table:table-cell>
              <table:table-cell office:value-type="float" office:value="1.61919142580308">
                <text:p>1.61919142580308</text:p>
              </table:table-cell>
            </table:table-row>
            <table:table-row>
              <table:table-cell office:value-type="string">
                <text:p>4xA7+3xA15</text:p>
              </table:table-cell>
              <table:table-cell office:value-type="float" office:value="103.002568032471">
                <text:p>103.002568032471</text:p>
              </table:table-cell>
              <table:table-cell office:value-type="float" office:value="16.7035895088648">
                <text:p>16.7035895088648</text:p>
              </table:table-cell>
              <table:table-cell office:value-type="float" office:value="2.15262058977344">
                <text:p>2.15262058977344</text:p>
              </table:table-cell>
              <table:table-cell office:value-type="float" office:value="1.32720107185949">
                <text:p>1.32720107185949</text:p>
              </table:table-cell>
            </table:table-row>
            <table:table-row>
              <table:table-cell office:value-type="string">
                <text:p>4xA7+4xA15</text:p>
              </table:table-cell>
              <table:table-cell office:value-type="float" office:value="94.7547352084131">
                <text:p>94.7547352084131</text:p>
              </table:table-cell>
              <table:table-cell office:value-type="float" office:value="14.5878823837757">
                <text:p>14.5878823837757</text:p>
              </table:table-cell>
              <table:table-cell office:value-type="float" office:value="2.0057514438669">
                <text:p>2.0057514438669</text:p>
              </table:table-cell>
              <table:table-cell office:value-type="float" office:value="1.41225781024412">
                <text:p>1.412257810244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Sheet2.N1:Sheet2.P3" chart:data-source-has-labels="both" svg:x="1.331cm" svg:y="0.18cm" svg:width="12.43cm" svg:height="7.659cm">
          <chartooo:coordinate-region svg:x="1.952cm" svg:y="0.379cm" svg:width="11.809cm" svg:height="6.813cm"/>
          <chart:axis chart:dimension="x" chart:name="primary-x" chart:style-name="ch4" chartooo:axis-type="auto">
            <chartooo:date-scale/>
            <chart:title svg:x="5.703cm" svg:y="8.019cm" chart:style-name="ch5">
              <text:p>Processor configurations</text:p>
            </chart:title>
            <chart:categories table:cell-range-address="Sheet2.N2:Sheet2.N3"/>
          </chart:axis>
          <chart:axis chart:dimension="y" chart:name="primary-y" chart:style-name="ch6">
            <chart:title svg:x="0.451cm" svg:y="5.376cm" chart:style-name="ch7">
              <text:p>ms per generation</text:p>
            </chart:title>
            <chart:grid chart:style-name="ch8" chart:class="major"/>
          </chart:axis>
          <chart:series chart:style-name="ch9" chart:values-cell-range-address="Sheet2.O2:Sheet2.O3" chart:label-cell-address="Sheet2.O1:Sheet2.O1" chart:class="chart:bar">
            <chart:data-point chart:repeated="2"/>
          </chart:series>
          <chart:series chart:style-name="ch10" chart:values-cell-range-address="Sheet2.P2:Sheet2.P3" chart:label-cell-address="Sheet2.P1:Sheet2.P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2.O1:Sheet2.O1</svg:desc>
                </draw:g>
              </table:table-cell>
              <table:table-cell office:value-type="string">
                <text:p>OmpSs</text:p>
                <draw:g>
                  <svg:desc>Sheet2.P1:Sheet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A7</text:p>
                <draw:g>
                  <svg:desc>Sheet2.N2:Sheet2.N3</svg:desc>
                </draw:g>
              </table:table-cell>
              <table:table-cell office:value-type="float" office:value="33.9052287581699">
                <text:p>33.9052287581699</text:p>
                <draw:g>
                  <svg:desc>Sheet2.O2:Sheet2.O3</svg:desc>
                </draw:g>
              </table:table-cell>
              <table:table-cell office:value-type="float" office:value="36.7032258064516">
                <text:p>36.7032258064516</text:p>
                <draw:g>
                  <svg:desc>Sheet2.P2:Sheet2.P3</svg:desc>
                </draw:g>
              </table:table-cell>
            </table:table-row>
            <table:table-row>
              <table:table-cell office:value-type="string">
                <text:p>4xA7+4xA15</text:p>
              </table:table-cell>
              <table:table-cell office:value-type="float" office:value="10.8071895424837">
                <text:p>10.8071895424837</text:p>
              </table:table-cell>
              <table:table-cell office:value-type="float" office:value="4.13157894736842">
                <text:p>4.131578947368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58cm" svg:y="3.952cm" style:legend-expansion="high" chart:style-name="ch2"/>
        <chart:plot-area chart:style-name="ch3" table:cell-range-address="Sheet3.N1:Sheet3.P5" chart:data-source-has-labels="both" svg:x="1.331cm" svg:y="0.18cm" svg:width="9.407cm" svg:height="7.659cm">
          <chartooo:coordinate-region svg:x="2.323cm" svg:y="0.379cm" svg:width="8.043cm" svg:height="6.813cm"/>
          <chart:axis chart:dimension="x" chart:name="primary-x" chart:style-name="ch4" chartooo:axis-type="auto">
            <chartooo:date-scale/>
            <chart:title svg:x="3.86cm" svg:y="8.019cm" chart:style-name="ch5">
              <text:p>Fitness evaluation complexity</text:p>
            </chart:title>
            <chart:categories table:cell-range-address="Sheet3.N2:Sheet3.N5"/>
          </chart:axis>
          <chart:axis chart:dimension="y" chart:name="primary-y" chart:style-name="ch4">
            <chart:title svg:x="0.451cm" svg:y="5.376cm" chart:style-name="ch6">
              <text:p>ms per generation</text:p>
            </chart:title>
            <chart:grid chart:style-name="ch7" chart:class="major"/>
          </chart:axis>
          <chart:series chart:style-name="ch8" chart:values-cell-range-address="Sheet3.O2:Sheet3.O5" chart:label-cell-address="Sheet3.O1:Sheet3.O1" chart:class="chart:line">
            <chart:data-point chart:repeated="4"/>
          </chart:series>
          <chart:series chart:style-name="ch9" chart:values-cell-range-address="Sheet3.P2:Sheet3.P5" chart:label-cell-address="Sheet3.P1:Sheet3.P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Ss smp only</text:p>
                <draw:g>
                  <svg:desc>Sheet3.O1:Sheet3.O1</svg:desc>
                </draw:g>
              </table:table-cell>
              <table:table-cell office:value-type="string">
                <text:p>OmpSs smp + OpenCL</text:p>
                <draw:g>
                  <svg:desc>Sheet3.P1:Sheet3.P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N2:Sheet3.N5</svg:desc>
                </draw:g>
              </table:table-cell>
              <table:table-cell office:value-type="float" office:value="26.1727574750831">
                <text:p>26.1727574750831</text:p>
                <draw:g>
                  <svg:desc>Sheet3.O2:Sheet3.O5</svg:desc>
                </draw:g>
              </table:table-cell>
              <table:table-cell office:value-type="float" office:value="29.1495016611296">
                <text:p>29.1495016611296</text:p>
                <draw:g>
                  <svg:desc>Sheet3.P2:Sheet3.P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3.8830188679245">
                <text:p>43.8830188679245</text:p>
              </table:table-cell>
              <table:table-cell office:value-type="float" office:value="32.846975088968">
                <text:p>32.8469750889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4.797385620915">
                <text:p>154.797385620915</text:p>
              </table:table-cell>
              <table:table-cell office:value-type="float" office:value="69.1414790996785">
                <text:p>69.14147909967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48.02027027027">
                <text:p>1348.02027027027</text:p>
              </table:table-cell>
              <table:table-cell office:value-type="float" office:value="460.36038961039">
                <text:p>460.360389610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